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Arial1" svg:font-family="Arial, Helvetica, FreeSans, sans-serif"/>
    <style:font-face style:name="Droid Sans Fallback1" svg:font-family="'Droid Sans Fallback'" style:font-family-generic="modern" style:font-pitch="fixed"/>
    <style:font-face style:name="Liberation Mono" svg:font-family="'Liberation Mono'" style:font-family-generic="modern" style:font-pitch="fixed"/>
    <style:font-face style:name="Garuda" svg:font-family="Garuda" style:font-pitch="variable"/>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automatic-styles>
    <style:style style:name="表格1" style:family="table">
      <style:table-properties style:width="17cm" table:align="margins"/>
    </style:style>
    <style:style style:name="表格1.A" style:family="table-column">
      <style:table-column-properties style:column-width="2.598cm" style:rel-column-width="1473*"/>
    </style:style>
    <style:style style:name="表格1.B" style:family="table-column">
      <style:table-column-properties style:column-width="3.896cm" style:rel-column-width="2209*"/>
    </style:style>
    <style:style style:name="表格1.C" style:family="table-column">
      <style:table-column-properties style:column-width="3.799cm" style:rel-column-width="2154*"/>
    </style:style>
    <style:style style:name="表格1.D" style:family="table-column">
      <style:table-column-properties style:column-width="3.306cm" style:rel-column-width="1874*"/>
    </style:style>
    <style:style style:name="表格1.E" style:family="table-column">
      <style:table-column-properties style:column-width="3.401cm" style:rel-column-width="1928*"/>
    </style:style>
    <style:style style:name="表格1.A1" style:family="table-cell">
      <style:table-cell-properties style:vertical-align="middle" fo:background-color="#e6e6ff" style:writing-mode="page">
        <style:background-image/>
      </style:table-cell-properties>
    </style:style>
    <style:style style:name="表格1.2" style:family="table-row">
      <style:table-row-properties style:min-row-height="0.714cm"/>
    </style:style>
    <style:style style:name="表格1.A2" style:family="table-cell">
      <style:table-cell-properties style:vertical-align="middle" fo:background-color="#eeeeee" style:writing-mode="page">
        <style:background-image/>
      </style:table-cell-properties>
    </style:style>
    <style:style style:name="表格1.3" style:family="table-row">
      <style:table-row-properties style:min-row-height="1.492cm"/>
    </style:style>
    <style:style style:name="表格1.4" style:family="table-row">
      <style:table-row-properties style:min-row-height="1.298cm"/>
    </style:style>
    <style:style style:name="表格1.5" style:family="table-row">
      <style:table-row-properties style:min-row-height="1.011cm"/>
    </style:style>
    <style:style style:name="表格1.6" style:family="table-row">
      <style:table-row-properties style:min-row-height="0.697cm"/>
    </style:style>
    <style:style style:name="表格1.7" style:family="table-row">
      <style:table-row-properties style:min-row-height="0.794cm"/>
    </style:style>
    <style:style style:name="P1" style:family="paragraph" style:parent-style-name="Standard">
      <style:paragraph-properties fo:margin-left="0cm" fo:margin-right="0cm" style:line-height-at-least="0.45cm" fo:text-align="start" style:justify-single-word="false" fo:widows="1" fo:text-indent="0cm" style:auto-text-indent="false"/>
      <style:text-properties officeooo:paragraph-rsid="003434a0"/>
    </style:style>
    <style:style style:name="P2" style:family="paragraph" style:parent-style-name="Standard">
      <style:paragraph-properties fo:margin-left="0cm" fo:margin-right="0cm" style:line-height-at-least="0.45cm" fo:text-align="start" style:justify-single-word="false" fo:widows="1" fo:text-indent="0cm" style:auto-text-indent="false"/>
      <style:text-properties officeooo:paragraph-rsid="009ac308"/>
    </style:style>
    <style:style style:name="P3" style:family="paragraph" style:parent-style-name="Standard">
      <style:paragraph-properties fo:margin-left="0cm" fo:margin-right="0cm" style:line-height-at-least="0.45cm" fo:text-align="start" style:justify-single-word="false" fo:widows="1" fo:text-indent="0cm" style:auto-text-indent="false"/>
      <style:text-properties officeooo:paragraph-rsid="00f602cc"/>
    </style:style>
    <style:style style:name="P4" style:family="paragraph" style:parent-style-name="Text_20_body">
      <style:paragraph-properties fo:margin-left="0cm" fo:margin-right="0cm" fo:margin-top="0cm" fo:margin-bottom="0.265cm" style:contextual-spacing="false" style:line-height-at-least="0.45cm" fo:text-align="start" style:justify-single-word="false" fo:widows="1" fo:text-indent="0cm" style:auto-text-indent="false" fo:padding="0cm" fo:border="none"/>
      <style:text-properties fo:font-variant="normal" fo:text-transform="none" fo:color="#333333" style:font-name="Garuda" fo:font-size="10.5pt" fo:letter-spacing="normal" fo:font-style="normal" fo:font-weight="normal" officeooo:paragraph-rsid="00cfcf56" style:font-size-asian="10.5pt" style:font-size-complex="10.5pt"/>
    </style:style>
    <style:style style:name="P5" style:family="paragraph" style:parent-style-name="Text_20_body">
      <style:paragraph-properties fo:margin-left="0cm" fo:margin-right="0cm" fo:margin-top="0cm" fo:margin-bottom="0.265cm" style:contextual-spacing="false" style:line-height-at-least="0.45cm" fo:text-align="start" style:justify-single-word="false" fo:widows="1" fo:text-indent="0cm" style:auto-text-indent="false" fo:padding="0cm" fo:border="none"/>
      <style:text-properties fo:font-variant="normal" fo:text-transform="none" fo:color="#333333" style:font-name="Garuda" fo:font-size="10.5pt" fo:letter-spacing="normal" fo:font-style="normal" fo:font-weight="normal" officeooo:paragraph-rsid="00d03cc1" style:font-size-asian="10.5pt" style:font-size-complex="10.5pt"/>
    </style:style>
    <style:style style:name="P6" style:family="paragraph" style:parent-style-name="Text_20_body">
      <style:paragraph-properties fo:margin-left="0cm" fo:margin-right="0cm" fo:margin-top="0cm" fo:margin-bottom="0.265cm" style:contextual-spacing="false" style:line-height-at-least="0.45cm" fo:text-align="start" style:justify-single-word="false" fo:widows="1" fo:text-indent="0cm" style:auto-text-indent="false" fo:padding="0cm" fo:border="none"/>
      <style:text-properties fo:font-variant="normal" fo:text-transform="none" fo:color="#333333" style:font-name="Garuda" fo:font-size="10.5pt" fo:letter-spacing="normal" fo:font-style="normal" fo:font-weight="normal" officeooo:paragraph-rsid="00d15894" style:font-size-asian="10.5pt" style:font-size-complex="10.5pt"/>
    </style:style>
    <style:style style:name="P7" style:family="paragraph" style:parent-style-name="Text_20_body">
      <style:paragraph-properties fo:margin-left="0cm" fo:margin-right="0cm" fo:margin-top="0cm" fo:margin-bottom="0.265cm" style:contextual-spacing="false" style:line-height-at-least="0.45cm" fo:text-align="start" style:justify-single-word="false" fo:widows="1" fo:text-indent="0cm" style:auto-text-indent="false" fo:padding="0cm" fo:border="none"/>
      <style:text-properties fo:font-variant="normal" fo:text-transform="none" fo:color="#333333" style:font-name="Garuda" fo:font-size="10.5pt" fo:letter-spacing="normal" fo:font-style="normal" fo:font-weight="normal" officeooo:paragraph-rsid="00d29642" style:font-size-asian="10.5pt" style:font-size-complex="10.5pt"/>
    </style:style>
    <style:style style:name="P8" style:family="paragraph" style:parent-style-name="Text_20_body">
      <style:paragraph-properties fo:margin-left="0cm" fo:margin-right="0cm" fo:margin-top="0cm" fo:margin-bottom="0.265cm" style:contextual-spacing="false" style:line-height-at-least="0.45cm" fo:text-align="start" style:justify-single-word="false" fo:widows="1" fo:text-indent="0cm" style:auto-text-indent="false" fo:padding="0cm" fo:border="none"/>
      <style:text-properties fo:font-variant="normal" fo:text-transform="none" fo:color="#333333" style:font-name="Garuda" fo:font-size="10.5pt" fo:letter-spacing="normal" fo:font-style="normal" fo:font-weight="normal" officeooo:paragraph-rsid="00d89131" style:font-size-asian="10.5pt" style:font-size-complex="10.5pt"/>
    </style:style>
    <style:style style:name="P9" style:family="paragraph" style:parent-style-name="Text_20_body">
      <style:paragraph-properties fo:margin-left="0cm" fo:margin-right="0cm" fo:margin-top="0cm" fo:margin-bottom="0.265cm" style:contextual-spacing="false" style:line-height-at-least="0.45cm" fo:text-align="start" style:justify-single-word="false" fo:widows="1" fo:text-indent="0cm" style:auto-text-indent="false" fo:padding="0cm" fo:border="none"/>
      <style:text-properties fo:font-variant="normal" fo:text-transform="none" fo:color="#333333" style:font-name="Garuda" fo:font-size="10.5pt" fo:letter-spacing="normal" fo:font-style="normal" fo:font-weight="normal" officeooo:paragraph-rsid="00dc7f19" style:font-size-asian="10.5pt" style:font-size-complex="10.5pt"/>
    </style:style>
    <style:style style:name="P10" style:family="paragraph" style:parent-style-name="Text_20_body">
      <style:paragraph-properties fo:margin-left="0cm" fo:margin-right="0cm" fo:margin-top="0cm" fo:margin-bottom="0.265cm" style:contextual-spacing="false" style:line-height-at-least="0.45cm" fo:text-align="start" style:justify-single-word="false" fo:widows="1" fo:text-indent="0cm" style:auto-text-indent="false" fo:padding="0cm" fo:border="none"/>
      <style:text-properties fo:font-variant="normal" fo:text-transform="none" fo:color="#333333" style:font-name="Garuda" fo:font-size="10.5pt" fo:letter-spacing="normal" fo:font-style="normal" fo:font-weight="normal" officeooo:paragraph-rsid="00de5927" style:font-size-asian="10.5pt" style:font-size-complex="10.5pt"/>
    </style:style>
    <style:style style:name="P11" style:family="paragraph" style:parent-style-name="Text_20_body">
      <style:paragraph-properties fo:margin-left="0cm" fo:margin-right="0cm" fo:margin-top="0cm" fo:margin-bottom="0.265cm" style:contextual-spacing="false" style:line-height-at-least="0.45cm" fo:text-align="start" style:justify-single-word="false" fo:widows="1" fo:text-indent="0cm" style:auto-text-indent="false" fo:padding="0cm" fo:border="none"/>
      <style:text-properties fo:font-variant="normal" fo:text-transform="none" fo:color="#333333" style:font-name="Garuda" fo:font-size="10.5pt" fo:letter-spacing="normal" fo:font-style="normal" fo:font-weight="normal" officeooo:paragraph-rsid="00e06579" style:font-size-asian="10.5pt" style:font-size-complex="10.5pt"/>
    </style:style>
    <style:style style:name="P12" style:family="paragraph" style:parent-style-name="Text_20_body">
      <style:paragraph-properties fo:margin-left="0cm" fo:margin-right="0cm" fo:margin-top="0cm" fo:margin-bottom="0.265cm" style:contextual-spacing="false" style:line-height-at-least="0.45cm" fo:text-align="start" style:justify-single-word="false" fo:widows="1" fo:text-indent="0cm" style:auto-text-indent="false" fo:padding="0cm" fo:border="none"/>
      <style:text-properties fo:font-variant="normal" fo:text-transform="none" fo:color="#333333" style:font-name="Garuda" fo:font-size="10.5pt" fo:letter-spacing="normal" fo:font-style="normal" fo:font-weight="normal" officeooo:rsid="00d89131" officeooo:paragraph-rsid="00d89131" style:font-size-asian="10.5pt" style:font-size-complex="10.5pt"/>
    </style:style>
    <style:style style:name="P13" style:family="paragraph" style:parent-style-name="Text_20_body">
      <style:paragraph-properties fo:margin-left="0cm" fo:margin-right="0cm" fo:margin-top="0cm" fo:margin-bottom="0.265cm" style:contextual-spacing="false" style:line-height-at-least="0.45cm" fo:text-align="start" style:justify-single-word="false" fo:widows="1" fo:text-indent="0cm" style:auto-text-indent="false" fo:padding="0cm" fo:border="none"/>
      <style:text-properties fo:font-variant="normal" fo:text-transform="none" fo:color="#333333" style:font-name="Garuda" fo:font-size="10.5pt" fo:letter-spacing="normal" fo:font-style="normal" fo:font-weight="normal" officeooo:rsid="00da09ab" officeooo:paragraph-rsid="00da09ab" style:font-size-asian="10.5pt" style:font-size-complex="10.5pt"/>
    </style:style>
    <style:style style:name="P14" style:family="paragraph" style:parent-style-name="Text_20_body">
      <style:paragraph-properties fo:margin-left="0cm" fo:margin-right="0cm" fo:margin-top="0cm" fo:margin-bottom="0.265cm" style:contextual-spacing="false" style:line-height-at-least="0.45cm" fo:text-align="start" style:justify-single-word="false" fo:widows="1" fo:text-indent="0cm" style:auto-text-indent="false" fo:padding="0cm" fo:border="none"/>
      <style:text-properties fo:font-variant="normal" fo:text-transform="none" fo:color="#333333" style:font-name="Garuda" fo:font-size="10.5pt" fo:letter-spacing="normal" fo:font-style="normal" fo:font-weight="normal" officeooo:paragraph-rsid="00e06579"/>
    </style:style>
    <style:style style:name="P15" style:family="paragraph" style:parent-style-name="Text_20_body">
      <style:paragraph-properties fo:margin-left="0cm" fo:margin-right="0cm" fo:margin-top="0cm" fo:margin-bottom="0.265cm" style:contextual-spacing="false" style:line-height-at-least="0.45cm" fo:text-align="start" style:justify-single-word="false" fo:widows="1" fo:text-indent="0cm" style:auto-text-indent="false" fo:padding="0cm" fo:border="none"/>
      <style:text-properties fo:font-variant="normal" fo:text-transform="none" fo:color="#000000" style:font-name="Garuda" fo:font-size="10.5pt" fo:letter-spacing="normal" fo:font-style="normal" fo:font-weight="normal" style:font-size-asian="10.5pt" style:font-size-complex="10.5pt"/>
    </style:style>
    <style:style style:name="P16" style:family="paragraph" style:parent-style-name="Text_20_body">
      <style:paragraph-properties fo:margin-left="0cm" fo:margin-right="0cm" fo:margin-top="0cm" fo:margin-bottom="0.265cm" style:contextual-spacing="false" style:line-height-at-least="0.45cm" fo:text-align="start" style:justify-single-word="false" fo:widows="1" fo:text-indent="0cm" style:auto-text-indent="false" fo:padding="0cm" fo:border="none"/>
      <style:text-properties fo:font-variant="normal" fo:text-transform="none" fo:color="#000000" style:font-name="Garuda" fo:font-size="10.5pt" fo:letter-spacing="normal" fo:font-style="normal" fo:font-weight="normal" officeooo:paragraph-rsid="00dbdab4" style:font-size-asian="10.5pt" style:font-size-complex="10.5pt"/>
    </style:style>
    <style:style style:name="P17" style:family="paragraph" style:parent-style-name="Text_20_body">
      <style:paragraph-properties fo:margin-left="0cm" fo:margin-right="0cm" fo:margin-top="0cm" fo:margin-bottom="0.265cm" style:contextual-spacing="false" style:line-height-at-least="0.45cm" fo:text-align="start" style:justify-single-word="false" fo:widows="1" fo:text-indent="0cm" style:auto-text-indent="false" fo:padding="0cm" fo:border="none"/>
      <style:text-properties fo:font-variant="normal" fo:text-transform="none" fo:color="#000000" style:font-name="Garuda" fo:font-size="10.5pt" fo:letter-spacing="normal" fo:font-style="normal" fo:font-weight="normal" officeooo:paragraph-rsid="00e22a4c" style:font-size-asian="10.5pt" style:font-size-complex="10.5pt"/>
    </style:style>
    <style:style style:name="P18" style:family="paragraph" style:parent-style-name="Text_20_body">
      <style:paragraph-properties fo:margin-left="0cm" fo:margin-right="0cm" fo:margin-top="0cm" fo:margin-bottom="0.265cm" style:contextual-spacing="false" style:line-height-at-least="0.45cm" fo:text-align="start" style:justify-single-word="false" fo:widows="1" fo:text-indent="0cm" style:auto-text-indent="false" fo:padding="0cm" fo:border="none"/>
      <style:text-properties fo:font-variant="normal" fo:text-transform="none" fo:color="#000000" style:font-name="Garuda" fo:font-size="10.5pt" fo:letter-spacing="normal" fo:font-style="normal" fo:font-weight="normal" officeooo:paragraph-rsid="00e797c7" style:font-size-asian="10.5pt" style:font-size-complex="10.5pt"/>
    </style:style>
    <style:style style:name="P19" style:family="paragraph" style:parent-style-name="Text_20_body">
      <style:paragraph-properties fo:margin-left="0cm" fo:margin-right="0cm" fo:margin-top="0cm" fo:margin-bottom="0.265cm" style:contextual-spacing="false" style:line-height-at-least="0.45cm" fo:text-align="start" style:justify-single-word="false" fo:widows="1" fo:text-indent="0cm" style:auto-text-indent="false" fo:padding="0cm" fo:border="none"/>
      <style:text-properties fo:font-variant="normal" fo:text-transform="none" fo:color="#000000" style:font-name="Garuda" fo:font-size="10.5pt" fo:letter-spacing="normal" fo:font-style="normal" fo:font-weight="normal" officeooo:paragraph-rsid="00e7c063" style:font-size-asian="10.5pt" style:font-size-complex="10.5pt"/>
    </style:style>
    <style:style style:name="P20" style:family="paragraph" style:parent-style-name="Text_20_body">
      <style:paragraph-properties fo:margin-left="0cm" fo:margin-right="0cm" fo:margin-top="0cm" fo:margin-bottom="0.265cm" style:contextual-spacing="false" style:line-height-at-least="0.45cm" fo:text-align="start" style:justify-single-word="false" fo:widows="1" fo:text-indent="0cm" style:auto-text-indent="false" fo:padding="0cm" fo:border="none"/>
      <style:text-properties fo:font-variant="normal" fo:text-transform="none" fo:color="#000000" style:font-name="Garuda" fo:font-size="10.5pt" fo:letter-spacing="normal" fo:font-style="normal" fo:font-weight="normal" officeooo:paragraph-rsid="00ee64e9" style:font-size-asian="10.5pt" style:font-size-complex="10.5pt"/>
    </style:style>
    <style:style style:name="P21" style:family="paragraph" style:parent-style-name="Text_20_body">
      <style:paragraph-properties fo:margin-left="0cm" fo:margin-right="0cm" fo:margin-top="0cm" fo:margin-bottom="0.265cm" style:contextual-spacing="false" style:line-height-at-least="0.45cm" fo:text-align="start" style:justify-single-word="false" fo:widows="1" fo:text-indent="0cm" style:auto-text-indent="false" fo:padding="0cm" fo:border="none"/>
      <style:text-properties fo:font-variant="normal" fo:text-transform="none" fo:color="#000000" style:font-name="Garuda" fo:font-size="10.5pt" fo:letter-spacing="normal" fo:font-style="normal" fo:font-weight="normal" officeooo:paragraph-rsid="00f23938" style:font-size-asian="10.5pt" style:font-size-complex="10.5pt"/>
    </style:style>
    <style:style style:name="P22" style:family="paragraph" style:parent-style-name="Text_20_body">
      <style:paragraph-properties fo:margin-left="0cm" fo:margin-right="0cm" fo:margin-top="0cm" fo:margin-bottom="0.265cm" style:contextual-spacing="false" style:line-height-at-least="0.45cm" fo:text-align="start" style:justify-single-word="false" fo:widows="1" fo:text-indent="0cm" style:auto-text-indent="false" fo:padding="0cm" fo:border="none"/>
      <style:text-properties fo:font-variant="normal" fo:text-transform="none" fo:color="#000000" style:font-name="Garuda" fo:font-size="10.5pt" fo:letter-spacing="normal" fo:font-style="normal" fo:font-weight="normal" officeooo:paragraph-rsid="00f46912" style:font-size-asian="10.5pt" style:font-size-complex="10.5pt"/>
    </style:style>
    <style:style style:name="P23" style:family="paragraph" style:parent-style-name="Text_20_body">
      <style:paragraph-properties fo:margin-left="0cm" fo:margin-right="0cm" fo:margin-top="0cm" fo:margin-bottom="0.265cm" style:contextual-spacing="false" style:line-height-at-least="0.45cm" fo:text-align="start" style:justify-single-word="false" fo:widows="1" fo:text-indent="0cm" style:auto-text-indent="false" fo:padding="0cm" fo:border="none"/>
      <style:text-properties fo:font-variant="normal" fo:text-transform="none" fo:color="#000000" style:font-name="Garuda" fo:font-size="10.5pt" fo:letter-spacing="normal" fo:font-style="normal" fo:font-weight="normal" officeooo:paragraph-rsid="00f77383" style:font-size-asian="10.5pt" style:font-size-complex="10.5pt"/>
    </style:style>
    <style:style style:name="P24" style:family="paragraph" style:parent-style-name="Text_20_body">
      <style:paragraph-properties fo:margin-left="0cm" fo:margin-right="0cm" fo:margin-top="0cm" fo:margin-bottom="0.265cm" style:contextual-spacing="false" style:line-height-at-least="0.45cm" fo:text-align="start" style:justify-single-word="false" fo:widows="1" fo:text-indent="0cm" style:auto-text-indent="false" fo:padding="0cm" fo:border="none"/>
      <style:text-properties fo:font-variant="normal" fo:text-transform="none" fo:color="#000000" style:font-name="Garuda" fo:font-size="10.5pt" fo:letter-spacing="normal" fo:font-style="normal" fo:font-weight="normal" officeooo:paragraph-rsid="00fdb3d6" style:font-size-asian="10.5pt" style:font-size-complex="10.5pt"/>
    </style:style>
    <style:style style:name="P25" style:family="paragraph" style:parent-style-name="Text_20_body">
      <style:paragraph-properties fo:margin-left="0cm" fo:margin-right="0cm" fo:margin-top="0cm" fo:margin-bottom="0.265cm" style:contextual-spacing="false" style:line-height-at-least="0.45cm" fo:text-align="start" style:justify-single-word="false" fo:widows="1" fo:text-indent="0cm" style:auto-text-indent="false" fo:padding="0cm" fo:border="none"/>
      <style:text-properties fo:font-variant="normal" fo:text-transform="none" fo:color="#000000" style:font-name="Garuda" fo:font-size="10.5pt" fo:letter-spacing="normal" fo:font-style="normal" fo:font-weight="normal" officeooo:paragraph-rsid="00ff4e6b" style:font-size-asian="10.5pt" style:font-size-complex="10.5pt"/>
    </style:style>
    <style:style style:name="P26" style:family="paragraph" style:parent-style-name="Text_20_body">
      <style:paragraph-properties fo:margin-left="0cm" fo:margin-right="0cm" fo:margin-top="0cm" fo:margin-bottom="0.265cm" style:contextual-spacing="false" style:line-height-at-least="0.45cm" fo:text-align="start" style:justify-single-word="false" fo:widows="1" fo:text-indent="0cm" style:auto-text-indent="false" fo:padding="0cm" fo:border="none"/>
      <style:text-properties fo:font-variant="normal" fo:text-transform="none" fo:color="#000000" style:font-name="Garuda" fo:font-size="10.5pt" fo:letter-spacing="normal" fo:font-style="normal" fo:font-weight="normal" officeooo:paragraph-rsid="010406eb" style:font-size-asian="10.5pt" style:font-size-complex="10.5pt"/>
    </style:style>
    <style:style style:name="P27" style:family="paragraph" style:parent-style-name="Text_20_body">
      <style:paragraph-properties fo:margin-left="0cm" fo:margin-right="0cm" fo:margin-top="0cm" fo:margin-bottom="0.265cm" style:contextual-spacing="false" style:line-height-at-least="0.45cm" fo:text-align="start" style:justify-single-word="false" fo:widows="1" fo:text-indent="0cm" style:auto-text-indent="false" fo:padding="0cm" fo:border="none"/>
      <style:text-properties fo:font-variant="normal" fo:text-transform="none" fo:color="#000000" style:font-name="Garuda" fo:font-size="10.5pt" fo:letter-spacing="normal" fo:font-style="normal" fo:font-weight="normal" officeooo:paragraph-rsid="010711e4" style:font-size-asian="10.5pt" style:font-size-complex="10.5pt"/>
    </style:style>
    <style:style style:name="P28" style:family="paragraph" style:parent-style-name="Text_20_body">
      <style:paragraph-properties fo:margin-left="0cm" fo:margin-right="0cm" fo:margin-top="0cm" fo:margin-bottom="0.265cm" style:contextual-spacing="false" style:line-height-at-least="0.45cm" fo:text-align="start" style:justify-single-word="false" fo:widows="1" fo:text-indent="0cm" style:auto-text-indent="false" fo:padding="0cm" fo:border="none"/>
      <style:text-properties fo:font-variant="normal" fo:text-transform="none" fo:color="#000000" style:font-name="Garuda" fo:font-size="10.5pt" fo:letter-spacing="normal" fo:font-style="normal" fo:font-weight="normal" officeooo:paragraph-rsid="010854c6" style:font-size-asian="10.5pt" style:font-size-complex="10.5pt"/>
    </style:style>
    <style:style style:name="P29" style:family="paragraph" style:parent-style-name="Text_20_body">
      <style:paragraph-properties fo:margin-left="0cm" fo:margin-right="0cm" fo:margin-top="0cm" fo:margin-bottom="0.265cm" style:contextual-spacing="false" style:line-height-at-least="0.45cm" fo:text-align="start" style:justify-single-word="false" fo:widows="1" fo:text-indent="0cm" style:auto-text-indent="false" fo:padding="0cm" fo:border="none"/>
      <style:text-properties fo:font-variant="normal" fo:text-transform="none" fo:color="#000000" style:font-name="Garuda" fo:font-size="10.5pt" fo:letter-spacing="normal" fo:font-style="normal" fo:font-weight="normal" officeooo:paragraph-rsid="010aa985" style:font-size-asian="10.5pt" style:font-size-complex="10.5pt"/>
    </style:style>
    <style:style style:name="P30" style:family="paragraph" style:parent-style-name="Text_20_body">
      <style:paragraph-properties fo:margin-left="0cm" fo:margin-right="0cm" fo:margin-top="0cm" fo:margin-bottom="0.265cm" style:contextual-spacing="false" style:line-height-at-least="0.45cm" fo:text-align="start" style:justify-single-word="false" fo:widows="1" fo:text-indent="0cm" style:auto-text-indent="false" fo:padding="0cm" fo:border="none"/>
      <style:text-properties fo:font-variant="normal" fo:text-transform="none" fo:color="#000000" style:font-name="Garuda" fo:font-size="10.5pt" fo:letter-spacing="normal" fo:font-style="normal" fo:font-weight="normal" officeooo:rsid="00da09ab" officeooo:paragraph-rsid="00da09ab" style:font-size-asian="10.5pt" style:font-size-complex="10.5pt"/>
    </style:style>
    <style:style style:name="P31" style:family="paragraph" style:parent-style-name="Text_20_body">
      <style:paragraph-properties fo:margin-left="0cm" fo:margin-right="0cm" fo:margin-top="0cm" fo:margin-bottom="0.265cm" style:contextual-spacing="false" style:line-height-at-least="0.45cm" fo:text-align="start" style:justify-single-word="false" fo:widows="1" fo:text-indent="0cm" style:auto-text-indent="false" fo:padding="0cm" fo:border="none"/>
      <style:text-properties fo:font-variant="normal" fo:text-transform="none" fo:color="#000000" style:font-name="Garuda" fo:font-size="10.5pt" fo:letter-spacing="normal" fo:font-style="normal" fo:font-weight="normal" officeooo:rsid="00ee64e9" officeooo:paragraph-rsid="00f0616c" style:font-size-asian="10.5pt" style:font-size-complex="10.5pt"/>
    </style:style>
    <style:style style:name="P32" style:family="paragraph" style:parent-style-name="Standard">
      <style:paragraph-properties fo:margin-left="0cm" fo:margin-right="0cm" fo:margin-top="0cm" fo:margin-bottom="0.265cm" style:contextual-spacing="false" style:line-height-at-least="0.45cm" fo:text-align="start" style:justify-single-word="false" fo:widows="1" fo:text-indent="0cm" style:auto-text-indent="false" fo:padding="0cm" fo:border="none"/>
      <style:text-properties fo:font-variant="normal" fo:text-transform="none" fo:color="#333333" style:font-name="Garuda" fo:font-size="10.5pt" fo:letter-spacing="normal" fo:font-style="normal" fo:font-weight="normal" officeooo:rsid="00da09ab" officeooo:paragraph-rsid="00db7971" style:font-size-asian="10.5pt" style:font-size-complex="10.5pt"/>
    </style:style>
    <style:style style:name="P33" style:family="paragraph" style:parent-style-name="Standard">
      <style:paragraph-properties fo:margin-left="0cm" fo:margin-right="0cm" fo:margin-top="0cm" fo:margin-bottom="0.265cm" style:contextual-spacing="false" style:line-height-at-least="0.45cm" fo:text-align="start" style:justify-single-word="false" fo:widows="1" fo:text-indent="0cm" style:auto-text-indent="false" fo:padding="0cm" fo:border="none"/>
      <style:text-properties fo:font-variant="normal" fo:text-transform="none" fo:color="#333333" style:font-name="Garuda" fo:font-size="10.5pt" fo:letter-spacing="normal" fo:font-style="normal" fo:font-weight="normal" officeooo:rsid="00da09ab" officeooo:paragraph-rsid="00f73b7e" style:font-size-asian="10.5pt" style:font-size-complex="10.5pt"/>
    </style:style>
    <style:style style:name="P34" style:family="paragraph" style:parent-style-name="Text_20_body">
      <style:paragraph-properties fo:margin-left="0cm" fo:margin-right="0cm" style:line-height-at-least="0.45cm" fo:text-align="start" style:justify-single-word="false" fo:widows="1" fo:text-indent="0cm" style:auto-text-indent="false"/>
      <style:text-properties fo:font-variant="normal" fo:text-transform="none" fo:color="#333333" style:font-name="Garuda" fo:font-size="10.5pt" fo:letter-spacing="normal" fo:font-style="normal" fo:font-weight="normal" officeooo:paragraph-rsid="009ac308" style:font-size-asian="10.5pt" style:font-size-complex="10.5pt"/>
    </style:style>
    <style:style style:name="P35" style:family="paragraph" style:parent-style-name="Text_20_body">
      <style:paragraph-properties fo:margin-left="0cm" fo:margin-right="0cm" style:line-height-at-least="0.45cm" fo:text-align="start" style:justify-single-word="false" fo:widows="1" fo:text-indent="0cm" style:auto-text-indent="false"/>
      <style:text-properties fo:font-variant="normal" fo:text-transform="none" fo:color="#000000" style:font-name="Garuda" fo:font-size="10.5pt" fo:letter-spacing="normal" fo:font-style="normal" fo:font-weight="normal" officeooo:paragraph-rsid="00f602cc" style:font-size-asian="10.5pt" style:font-size-complex="10.5pt"/>
    </style:style>
    <style:style style:name="P36" style:family="paragraph" style:parent-style-name="Standard">
      <style:paragraph-properties fo:margin-left="0cm" fo:margin-right="0cm" style:line-height-at-least="0.45cm" fo:text-align="start" style:justify-single-word="false" fo:widows="1" fo:text-indent="0cm" style:auto-text-indent="false"/>
      <style:text-properties fo:font-variant="normal" fo:text-transform="none" fo:color="#666666" style:font-name="Garuda" fo:font-size="10.5pt" fo:letter-spacing="normal" fo:font-style="normal" fo:font-weight="bold" officeooo:rsid="01227d0b" officeooo:paragraph-rsid="01252d2f" style:font-size-asian="10.5pt" style:font-weight-asian="bold" style:font-size-complex="10.5pt" style:font-weight-complex="bold"/>
    </style:style>
    <style:style style:name="P37" style:family="paragraph" style:parent-style-name="Standard">
      <style:paragraph-properties fo:margin-left="0cm" fo:margin-right="0cm" style:line-height-at-least="0.45cm" fo:text-align="start" style:justify-single-word="false" fo:widows="1" fo:text-indent="0cm" style:auto-text-indent="false"/>
      <style:text-properties fo:font-variant="normal" fo:text-transform="none" fo:color="#666666" style:font-name="Garuda" fo:font-size="10.5pt" fo:letter-spacing="normal" fo:font-style="normal" fo:font-weight="bold" officeooo:rsid="01227d0b" officeooo:paragraph-rsid="0126c308" style:font-name-asian="Garuda" style:font-size-asian="10.5pt" style:font-weight-asian="bold" style:font-size-complex="10.5pt" style:font-weight-complex="bold"/>
    </style:style>
    <style:style style:name="P38" style:family="paragraph" style:parent-style-name="Standard">
      <style:paragraph-properties fo:margin-left="0cm" fo:margin-right="0cm" style:line-height-at-least="0.45cm" fo:text-align="start" style:justify-single-word="false" fo:widows="1" fo:text-indent="0cm" style:auto-text-indent="false"/>
      <style:text-properties fo:font-variant="normal" fo:text-transform="none" fo:color="#666666" style:font-name="Garuda" fo:font-size="10.5pt" fo:letter-spacing="normal" fo:font-style="normal" fo:font-weight="bold" officeooo:rsid="0126c308" officeooo:paragraph-rsid="0126c308" style:font-name-asian="Garuda" style:font-size-asian="10.5pt" style:font-weight-asian="bold" style:font-size-complex="10.5pt" style:font-weight-complex="bold"/>
    </style:style>
    <style:style style:name="P39" style:family="paragraph" style:parent-style-name="Standard">
      <style:paragraph-properties fo:margin-left="0cm" fo:margin-right="0cm" style:line-height-at-least="0.45cm" fo:text-align="start" style:justify-single-word="false" fo:widows="1" fo:text-indent="0cm" style:auto-text-indent="false"/>
      <style:text-properties fo:font-variant="normal" fo:text-transform="none" fo:color="#666666" style:font-name="Garuda" fo:font-size="10.5pt" fo:letter-spacing="normal" fo:font-style="normal" fo:font-weight="normal" officeooo:rsid="01252d2f" officeooo:paragraph-rsid="01252d2f" style:font-name-asian="Garuda" style:font-size-asian="10.5pt" style:font-weight-asian="normal" style:font-size-complex="10.5pt" style:font-weight-complex="normal"/>
    </style:style>
    <style:style style:name="P40" style:family="paragraph" style:parent-style-name="Standard">
      <style:paragraph-properties fo:margin-left="0cm" fo:margin-right="0cm" style:line-height-at-least="0.45cm" fo:text-align="start" style:justify-single-word="false" fo:widows="1" fo:text-indent="0cm" style:auto-text-indent="false"/>
      <style:text-properties fo:font-variant="normal" fo:text-transform="none" fo:color="#666666" style:font-name="Garuda" fo:font-size="10.5pt" fo:letter-spacing="normal" fo:font-style="normal" fo:font-weight="normal" officeooo:rsid="0126c308" officeooo:paragraph-rsid="0126c308" style:font-name-asian="Garuda" style:font-size-asian="10.5pt" style:font-weight-asian="normal" style:font-size-complex="10.5pt" style:font-weight-complex="normal"/>
    </style:style>
    <style:style style:name="P41" style:family="paragraph" style:parent-style-name="Standard">
      <style:paragraph-properties fo:margin-left="0cm" fo:margin-right="0cm" style:line-height-at-least="0.45cm" fo:text-align="start" style:justify-single-word="false" fo:widows="1" fo:text-indent="0cm" style:auto-text-indent="false"/>
      <style:text-properties officeooo:paragraph-rsid="010aa985"/>
    </style:style>
    <style:style style:name="P42" style:family="paragraph" style:parent-style-name="Standard">
      <style:paragraph-properties fo:margin-left="0cm" fo:margin-right="0cm" style:line-height-at-least="0.45cm" fo:text-align="start" style:justify-single-word="false" fo:widows="1" fo:text-indent="0cm" style:auto-text-indent="false"/>
      <style:text-properties fo:color="#000000" style:font-name="Garuda" fo:font-size="10.5pt" officeooo:paragraph-rsid="010aa985" style:font-size-asian="10.5pt" style:font-size-complex="10.5pt"/>
    </style:style>
    <style:style style:name="P43" style:family="paragraph" style:parent-style-name="Standard">
      <style:paragraph-properties fo:margin-left="0cm" fo:margin-right="0cm" style:line-height-at-least="0.45cm" fo:text-align="start" style:justify-single-word="false" fo:widows="1" fo:text-indent="0cm" style:auto-text-indent="false"/>
      <style:text-properties fo:color="#000000" style:font-name="Garuda" fo:font-size="10.5pt" officeooo:paragraph-rsid="0122199c" style:font-size-asian="10.5pt" style:font-size-complex="10.5pt"/>
    </style:style>
    <style:style style:name="P44" style:family="paragraph" style:parent-style-name="Standard">
      <style:paragraph-properties fo:margin-left="0cm" fo:margin-right="0cm" style:line-height-at-least="0.45cm" fo:text-align="start" style:justify-single-word="false" fo:widows="1" fo:text-indent="0cm" style:auto-text-indent="false"/>
      <style:text-properties fo:color="#000000" style:font-name="Garuda" fo:font-size="10.5pt" officeooo:rsid="0122199c" officeooo:paragraph-rsid="0122199c" style:font-size-asian="10.5pt" style:font-size-complex="10.5pt"/>
    </style:style>
    <style:style style:name="P45" style:family="paragraph" style:parent-style-name="Standard">
      <style:paragraph-properties fo:margin-left="0cm" fo:margin-right="0cm" style:line-height-at-least="0.45cm" fo:text-align="start" style:justify-single-word="false" fo:widows="1" fo:text-indent="0cm" style:auto-text-indent="false"/>
      <style:text-properties fo:color="#000000" style:font-name="Garuda" fo:font-size="10.5pt" officeooo:rsid="01227d0b" officeooo:paragraph-rsid="01227d0b" style:font-size-asian="10.5pt" style:font-size-complex="10.5pt"/>
    </style:style>
    <style:style style:name="P46" style:family="paragraph" style:parent-style-name="Standard">
      <style:paragraph-properties fo:margin-left="0cm" fo:margin-right="0cm" style:line-height-at-least="0.45cm" fo:text-align="start" style:justify-single-word="false" fo:widows="1" fo:text-indent="0cm" style:auto-text-indent="false"/>
      <style:text-properties fo:color="#000000" style:font-name="Garuda" fo:font-size="10.5pt" fo:font-weight="normal" officeooo:paragraph-rsid="010aa985" style:font-name-asian="Garuda" style:font-size-asian="10.5pt" style:font-weight-asian="normal" style:font-size-complex="10.5pt" style:font-weight-complex="normal"/>
    </style:style>
    <style:style style:name="P47" style:family="paragraph" style:parent-style-name="Standard">
      <style:paragraph-properties fo:margin-left="0cm" fo:margin-right="0cm" style:line-height-at-least="0.45cm" fo:text-align="start" style:justify-single-word="false" fo:widows="1" fo:text-indent="0cm" style:auto-text-indent="false"/>
      <style:text-properties fo:color="#666666" style:font-name="Garuda" fo:font-size="10.5pt" fo:font-weight="bold" officeooo:rsid="01227d0b" officeooo:paragraph-rsid="01227d0b" style:font-size-asian="10.5pt" style:font-weight-asian="bold" style:font-size-complex="10.5pt" style:font-weight-complex="bold"/>
    </style:style>
    <style:style style:name="P48" style:family="paragraph" style:parent-style-name="Text_20_body">
      <style:paragraph-properties fo:margin-left="0cm" fo:margin-right="0cm" fo:margin-top="0cm" fo:margin-bottom="0.265cm" style:contextual-spacing="false" style:line-height-at-least="0.45cm" fo:text-align="start" style:justify-single-word="false" fo:widows="1" fo:text-indent="0cm" style:auto-text-indent="false" fo:padding="0cm" fo:border="none"/>
      <style:text-properties fo:font-variant="normal" fo:text-transform="none" fo:color="#333333" style:font-name="Garuda" fo:font-size="10.5pt" fo:letter-spacing="normal" fo:font-style="normal" fo:font-weight="normal" officeooo:rsid="00cfcf56" officeooo:paragraph-rsid="00d03cc1" style:font-size-asian="10.5pt" style:font-size-complex="10.5pt"/>
    </style:style>
    <style:style style:name="P49" style:family="paragraph" style:parent-style-name="Text_20_body">
      <style:paragraph-properties fo:margin-left="0cm" fo:margin-right="0cm" fo:margin-top="0cm" fo:margin-bottom="0.265cm" style:contextual-spacing="false" style:line-height-at-least="0.45cm" fo:text-align="start" style:justify-single-word="false" fo:widows="1" fo:text-indent="0cm" style:auto-text-indent="false" fo:padding="0cm" fo:border="none"/>
      <style:text-properties fo:font-variant="normal" fo:text-transform="none" fo:color="#333333" style:font-name="Garuda" fo:font-size="10.5pt" fo:letter-spacing="normal" fo:font-style="normal" fo:font-weight="normal" officeooo:rsid="00d15894" officeooo:paragraph-rsid="00d29642" style:font-size-asian="10.5pt" style:font-size-complex="10.5pt"/>
    </style:style>
    <style:style style:name="P50" style:family="paragraph" style:parent-style-name="Text_20_body">
      <style:paragraph-properties fo:margin-left="0cm" fo:margin-right="0cm" fo:margin-top="0cm" fo:margin-bottom="0.265cm" style:contextual-spacing="false" style:line-height-at-least="0.45cm" fo:text-align="start" style:justify-single-word="false" fo:widows="1" fo:text-indent="0cm" style:auto-text-indent="false" fo:padding="0cm" fo:border="none"/>
      <style:text-properties fo:font-variant="normal" fo:text-transform="none" fo:color="#333333" style:font-name="Garuda" fo:font-size="10.5pt" fo:letter-spacing="normal" fo:font-style="normal" fo:font-weight="normal" officeooo:rsid="00d29642" officeooo:paragraph-rsid="00d6302e" style:font-size-asian="10.5pt" style:font-size-complex="10.5pt"/>
    </style:style>
    <style:style style:name="P51" style:family="paragraph" style:parent-style-name="Text_20_body">
      <style:paragraph-properties fo:margin-left="0cm" fo:margin-right="0cm" fo:margin-top="0cm" fo:margin-bottom="0.265cm" style:contextual-spacing="false" style:line-height-at-least="0.45cm" fo:text-align="start" style:justify-single-word="false" fo:widows="1" fo:text-indent="0cm" style:auto-text-indent="false" fo:padding="0cm" fo:border="none"/>
      <style:text-properties fo:font-variant="normal" fo:text-transform="none" fo:color="#333333" style:font-name="Garuda" fo:font-size="10.5pt" fo:letter-spacing="normal" fo:font-style="normal" fo:font-weight="normal" officeooo:rsid="00d6302e" officeooo:paragraph-rsid="00d89131" style:font-size-asian="10.5pt" style:font-size-complex="10.5pt"/>
    </style:style>
    <style:style style:name="P52" style:family="paragraph" style:parent-style-name="Text_20_body">
      <style:paragraph-properties fo:margin-left="0cm" fo:margin-right="0cm" fo:margin-top="0cm" fo:margin-bottom="0.265cm" style:contextual-spacing="false" style:line-height-at-least="0.45cm" fo:text-align="start" style:justify-single-word="false" fo:widows="1" fo:text-indent="0cm" style:auto-text-indent="false" fo:padding="0cm" fo:border="none"/>
      <style:text-properties fo:font-variant="normal" fo:text-transform="none" fo:color="#333333" style:font-name="Garuda" fo:font-size="10.5pt" fo:letter-spacing="normal" fo:font-style="normal" fo:font-weight="normal" style:font-size-asian="10.5pt" style:font-size-complex="10.5pt"/>
    </style:style>
    <style:style style:name="P53" style:family="paragraph" style:parent-style-name="Text_20_body">
      <style:paragraph-properties fo:margin-left="0cm" fo:margin-right="0cm" fo:margin-top="0cm" fo:margin-bottom="0.265cm" style:contextual-spacing="false" style:line-height-at-least="0.45cm" fo:text-align="start" style:justify-single-word="false" fo:widows="1" fo:text-indent="0cm" style:auto-text-indent="false" fo:padding="0cm" fo:border="none"/>
      <style:text-properties fo:font-variant="normal" fo:text-transform="none" fo:color="#666666" style:font-name="Garuda" fo:font-size="10.5pt" fo:letter-spacing="normal" fo:font-style="normal" fo:font-weight="normal" officeooo:rsid="00dc7f19" officeooo:paragraph-rsid="00dc7f19" style:font-size-asian="10.5pt" style:font-size-complex="10.5pt"/>
    </style:style>
    <style:style style:name="P54" style:family="paragraph" style:parent-style-name="Text_20_body">
      <style:paragraph-properties fo:margin-left="0cm" fo:margin-right="0cm" fo:margin-top="0cm" fo:margin-bottom="0.265cm" style:contextual-spacing="false" style:line-height-at-least="0.45cm" fo:text-align="start" style:justify-single-word="false" fo:widows="1" fo:text-indent="0cm" style:auto-text-indent="false" fo:padding="0cm" fo:border="none"/>
      <style:text-properties fo:font-variant="normal" fo:text-transform="none" fo:color="#000000" style:font-name="Garuda" fo:font-size="10.5pt" fo:letter-spacing="normal" fo:font-style="normal" fo:font-weight="normal" officeooo:rsid="00dc7f19" officeooo:paragraph-rsid="00de5927" style:font-size-asian="10.5pt" style:font-size-complex="10.5pt"/>
    </style:style>
    <style:style style:name="P55" style:family="paragraph" style:parent-style-name="Text_20_body">
      <style:paragraph-properties fo:margin-left="0cm" fo:margin-right="0cm" fo:margin-top="0cm" fo:margin-bottom="0.265cm" style:contextual-spacing="false" style:line-height-at-least="0.45cm" fo:text-align="start" style:justify-single-word="false" fo:widows="1" fo:text-indent="0cm" style:auto-text-indent="false" fo:padding="0cm" fo:border="none"/>
      <style:text-properties fo:font-variant="normal" fo:text-transform="none" fo:color="#000000" style:font-name="Garuda" fo:font-size="10.5pt" fo:letter-spacing="normal" fo:font-style="normal" fo:font-weight="normal" officeooo:rsid="00ded636" officeooo:paragraph-rsid="00e06579" style:font-size-asian="10.5pt" style:font-size-complex="10.5pt"/>
    </style:style>
    <style:style style:name="P56" style:family="paragraph" style:parent-style-name="Text_20_body">
      <style:paragraph-properties fo:margin-left="0cm" fo:margin-right="0cm" fo:margin-top="0cm" fo:margin-bottom="0.265cm" style:contextual-spacing="false" style:line-height-at-least="0.45cm" fo:text-align="start" style:justify-single-word="false" fo:widows="1" fo:text-indent="0cm" style:auto-text-indent="false" fo:padding="0cm" fo:border="none"/>
      <style:text-properties fo:font-variant="normal" fo:text-transform="none" fo:color="#000000" style:font-name="Garuda" fo:font-size="10.5pt" fo:letter-spacing="normal" fo:font-style="normal" fo:font-weight="normal" officeooo:paragraph-rsid="00e06579" style:font-size-asian="10.5pt" style:font-size-complex="10.5pt"/>
    </style:style>
    <style:style style:name="P57" style:family="paragraph" style:parent-style-name="Text_20_body">
      <style:paragraph-properties fo:margin-left="0cm" fo:margin-right="0cm" fo:margin-top="0cm" fo:margin-bottom="0.265cm" style:contextual-spacing="false" style:line-height-at-least="0.45cm" fo:text-align="start" style:justify-single-word="false" fo:widows="1" fo:text-indent="0cm" style:auto-text-indent="false" fo:padding="0cm" fo:border="none"/>
      <style:text-properties fo:font-variant="normal" fo:text-transform="none" fo:color="#000000" style:font-name="Garuda" fo:font-size="10.5pt" fo:letter-spacing="normal" fo:font-style="normal" fo:font-weight="normal" officeooo:rsid="00e06579" officeooo:paragraph-rsid="00e06579" style:font-size-asian="10.5pt" style:font-size-complex="10.5pt"/>
    </style:style>
    <style:style style:name="P58" style:family="paragraph" style:parent-style-name="Text_20_body">
      <style:paragraph-properties fo:margin-left="0cm" fo:margin-right="0cm" fo:margin-top="0cm" fo:margin-bottom="0.265cm" style:contextual-spacing="false" style:line-height-at-least="0.45cm" fo:text-align="start" style:justify-single-word="false" fo:widows="1" fo:text-indent="0cm" style:auto-text-indent="false" fo:padding="0cm" fo:border="none"/>
      <style:text-properties fo:font-variant="normal" fo:text-transform="none" fo:color="#000000" style:font-name="Garuda" fo:font-size="10.5pt" fo:letter-spacing="normal" fo:font-style="normal" fo:font-weight="normal" officeooo:rsid="00e22a4c" officeooo:paragraph-rsid="00e797c7" style:font-size-asian="10.5pt" style:font-size-complex="10.5pt"/>
    </style:style>
    <style:style style:name="P59" style:family="paragraph" style:parent-style-name="Text_20_body">
      <style:paragraph-properties fo:margin-left="0cm" fo:margin-right="0cm" fo:margin-top="0cm" fo:margin-bottom="0.265cm" style:contextual-spacing="false" style:line-height-at-least="0.45cm" fo:text-align="start" style:justify-single-word="false" fo:widows="1" fo:text-indent="0cm" style:auto-text-indent="false" fo:padding="0cm" fo:border="none"/>
      <style:text-properties fo:font-variant="normal" fo:text-transform="none" fo:color="#000000" style:font-name="Garuda" fo:font-size="10.5pt" fo:letter-spacing="normal" fo:font-style="normal" fo:font-weight="normal" officeooo:rsid="00f23938" officeooo:paragraph-rsid="00f46912" style:font-size-asian="10.5pt" style:font-size-complex="10.5pt"/>
    </style:style>
    <style:style style:name="P60" style:family="paragraph" style:parent-style-name="Text_20_body">
      <style:paragraph-properties fo:margin-left="0cm" fo:margin-right="0cm" fo:margin-top="0cm" fo:margin-bottom="0.265cm" style:contextual-spacing="false" style:line-height-at-least="0.45cm" fo:text-align="start" style:justify-single-word="false" fo:widows="1" fo:text-indent="0cm" style:auto-text-indent="false" fo:padding="0cm" fo:border="none"/>
      <style:text-properties fo:font-variant="normal" fo:text-transform="none" fo:color="#000000" style:font-name="Garuda" fo:font-size="10.5pt" fo:letter-spacing="normal" fo:font-style="normal" fo:font-weight="normal" officeooo:rsid="00f77383" officeooo:paragraph-rsid="00fdb3d6" style:font-size-asian="10.5pt" style:font-size-complex="10.5pt"/>
    </style:style>
    <style:style style:name="P61" style:family="paragraph" style:parent-style-name="Text_20_body">
      <style:paragraph-properties fo:margin-left="0cm" fo:margin-right="0cm" fo:margin-top="0cm" fo:margin-bottom="0.265cm" style:contextual-spacing="false" style:line-height-at-least="0.45cm" fo:text-align="start" style:justify-single-word="false" fo:widows="1" fo:text-indent="0cm" style:auto-text-indent="false" fo:padding="0cm" fo:border="none"/>
      <style:text-properties fo:font-variant="normal" fo:text-transform="none" fo:color="#000000" style:font-name="Garuda" fo:font-size="10.5pt" fo:letter-spacing="normal" fo:font-style="normal" fo:font-weight="normal" officeooo:rsid="00ff4e6b" officeooo:paragraph-rsid="01021e8f" style:font-size-asian="10.5pt" style:font-size-complex="10.5pt"/>
    </style:style>
    <style:style style:name="P62" style:family="paragraph" style:parent-style-name="Text_20_body">
      <style:paragraph-properties fo:margin-left="0cm" fo:margin-right="0cm" fo:margin-top="0cm" fo:margin-bottom="0.265cm" style:contextual-spacing="false" style:line-height-at-least="0.45cm" fo:text-align="start" style:justify-single-word="false" fo:widows="1" fo:text-indent="0cm" style:auto-text-indent="false" fo:padding="0cm" fo:border="none"/>
      <style:text-properties fo:font-variant="normal" fo:text-transform="none" fo:color="#000000" style:font-name="Garuda" fo:font-size="10.5pt" fo:letter-spacing="normal" fo:font-style="normal" fo:font-weight="normal" officeooo:rsid="010854c6" officeooo:paragraph-rsid="010aa985" style:font-size-asian="10.5pt" style:font-size-complex="10.5pt"/>
    </style:style>
    <style:style style:name="P63" style:family="paragraph" style:parent-style-name="Text_20_body">
      <style:paragraph-properties fo:margin-left="0cm" fo:margin-right="0cm" style:line-height-at-least="0.45cm" fo:text-align="start" style:justify-single-word="false" fo:widows="1" fo:text-indent="0cm" style:auto-text-indent="false"/>
      <style:text-properties fo:color="#000000" style:font-name="Garuda" fo:font-size="10.5pt" officeooo:rsid="0099420e" officeooo:paragraph-rsid="003434a0" style:font-size-asian="10.5pt" style:font-size-complex="10.5pt"/>
    </style:style>
    <style:style style:name="P64" style:family="paragraph" style:parent-style-name="Text_20_body">
      <style:paragraph-properties fo:margin-left="0cm" fo:margin-right="0cm" style:line-height-at-least="0.45cm" fo:text-align="start" style:justify-single-word="false" fo:widows="1" fo:text-indent="0cm" style:auto-text-indent="false"/>
      <style:text-properties fo:color="#000000" style:font-name="Garuda" fo:font-size="10.5pt" fo:font-weight="normal" officeooo:rsid="01206501" officeooo:paragraph-rsid="01206501" style:font-name-asian="Garuda" style:font-size-asian="10.5pt" style:font-weight-asian="normal" style:font-size-complex="10.5pt" style:font-weight-complex="normal"/>
    </style:style>
    <style:style style:name="P65" style:family="paragraph" style:parent-style-name="Text_20_body">
      <style:paragraph-properties fo:margin-left="0cm" fo:margin-right="0cm" style:line-height-at-least="0.45cm" fo:text-align="start" style:justify-single-word="false" fo:widows="1" fo:text-indent="0cm" style:auto-text-indent="false"/>
      <style:text-properties fo:color="#000000" style:font-name="Garuda" fo:font-size="10.5pt" officeooo:rsid="0099420e" officeooo:paragraph-rsid="0127ba0a" style:font-size-asian="10.5pt" style:font-size-complex="10.5pt"/>
    </style:style>
    <style:style style:name="P66" style:family="paragraph" style:parent-style-name="Text_20_body">
      <style:paragraph-properties fo:margin-left="0cm" fo:margin-right="0cm" style:line-height-at-least="0.45cm" fo:text-align="start" style:justify-single-word="false" fo:widows="1" fo:text-indent="0cm" style:auto-text-indent="false"/>
      <style:text-properties fo:color="#000000" style:font-name="Garuda" fo:font-size="10.5pt" officeooo:rsid="0127ba0a" officeooo:paragraph-rsid="012ac087" style:font-size-asian="10.5pt" style:font-size-complex="10.5pt"/>
    </style:style>
    <style:style style:name="P67" style:family="paragraph" style:parent-style-name="Text_20_body">
      <style:paragraph-properties fo:margin-left="0cm" fo:margin-right="0cm" style:line-height-at-least="0.45cm" fo:text-align="start" style:justify-single-word="false" fo:widows="1" fo:text-indent="0cm" style:auto-text-indent="false"/>
      <style:text-properties fo:color="#000000" style:font-name="Garuda" fo:font-size="10.5pt" officeooo:rsid="0127ba0a" officeooo:paragraph-rsid="012ca0f0" style:font-size-asian="10.5pt" style:font-size-complex="10.5pt"/>
    </style:style>
    <style:style style:name="P68" style:family="paragraph" style:parent-style-name="Text_20_body">
      <style:paragraph-properties fo:margin-left="0cm" fo:margin-right="0cm" style:line-height-at-least="0.45cm" fo:text-align="start" style:justify-single-word="false" fo:widows="1" fo:text-indent="0cm" style:auto-text-indent="false"/>
      <style:text-properties fo:color="#000000" style:font-name="Garuda" fo:font-size="10.5pt" officeooo:rsid="0127ba0a" officeooo:paragraph-rsid="012e4cb3" style:font-size-asian="10.5pt" style:font-size-complex="10.5pt"/>
    </style:style>
    <style:style style:name="P69" style:family="paragraph" style:parent-style-name="Text_20_body">
      <style:paragraph-properties fo:margin-left="0cm" fo:margin-right="0cm" style:line-height-at-least="0.45cm" fo:text-align="start" style:justify-single-word="false" fo:widows="1" fo:text-indent="0cm" style:auto-text-indent="false"/>
      <style:text-properties fo:font-variant="normal" fo:text-transform="none" fo:color="#333333" style:font-name="Garuda" fo:font-size="10.5pt" fo:letter-spacing="normal" fo:font-style="normal" fo:font-weight="normal" officeooo:rsid="0122199c" officeooo:paragraph-rsid="0122199c" style:font-size-asian="10.5pt" style:font-size-complex="10.5pt"/>
    </style:style>
    <style:style style:name="P70" style:family="paragraph" style:parent-style-name="Text_20_body">
      <style:paragraph-properties fo:margin-left="0cm" fo:margin-right="0cm" style:line-height-at-least="0.45cm" fo:text-align="start" style:justify-single-word="false" fo:widows="1" fo:text-indent="0cm" style:auto-text-indent="false"/>
      <style:text-properties fo:font-variant="normal" fo:text-transform="none" fo:color="#000000" style:font-name="Garuda" fo:font-size="10.5pt" fo:letter-spacing="normal" fo:font-style="normal" fo:font-weight="normal" officeooo:rsid="0099420e" officeooo:paragraph-rsid="003434a0" style:font-size-asian="10.5pt" style:font-size-complex="10.5pt"/>
    </style:style>
    <style:style style:name="P71" style:family="paragraph" style:parent-style-name="Text_20_body">
      <style:paragraph-properties fo:margin-left="0cm" fo:margin-right="0cm" style:line-height-at-least="0.45cm" fo:text-align="start" style:justify-single-word="false" fo:widows="1" fo:text-indent="0cm" style:auto-text-indent="false"/>
      <style:text-properties fo:color="#666666" style:font-name="Garuda" fo:font-size="12pt" officeooo:paragraph-rsid="01204754" style:font-size-asian="12pt" style:font-size-complex="12pt"/>
    </style:style>
    <style:style style:name="P72" style:family="paragraph" style:parent-style-name="Text_20_body">
      <style:paragraph-properties fo:margin-left="0cm" fo:margin-right="0cm" fo:margin-top="0cm" fo:margin-bottom="0cm" style:contextual-spacing="false" style:line-height-at-least="0.45cm" fo:text-align="start" style:justify-single-word="false" fo:widows="1" fo:text-indent="0cm" style:auto-text-indent="false" fo:padding="0cm" fo:border="none"/>
      <style:text-properties fo:font-variant="normal" fo:text-transform="none" fo:color="#000000" style:font-name="Garuda" fo:font-size="10.5pt" fo:letter-spacing="normal" fo:font-style="normal" fo:font-weight="normal" style:font-size-asian="10.5pt" style:font-size-complex="10.5pt"/>
    </style:style>
    <style:style style:name="P73" style:family="paragraph" style:parent-style-name="Text_20_body">
      <style:text-properties fo:color="#000000" style:font-name="Garuda" fo:font-size="10.5pt" style:font-size-asian="10.5pt" style:font-size-complex="10.5pt"/>
    </style:style>
    <style:style style:name="P74" style:family="paragraph" style:parent-style-name="Text_20_body">
      <style:text-properties fo:color="#000000" style:font-name="Garuda" fo:font-size="10.5pt" officeooo:rsid="01204754" officeooo:paragraph-rsid="01204754" style:font-size-asian="10.5pt" style:font-size-complex="10.5pt"/>
    </style:style>
    <style:style style:name="P75" style:family="paragraph" style:parent-style-name="Text_20_body">
      <style:text-properties fo:color="#666666" style:font-name="Garuda" fo:font-size="12pt" fo:font-weight="bold" officeooo:rsid="01204754" officeooo:paragraph-rsid="01204754" style:font-size-asian="12pt" style:font-weight-asian="bold" style:font-size-complex="12pt" style:font-weight-complex="bold"/>
    </style:style>
    <style:style style:name="P76" style:family="paragraph" style:parent-style-name="Table_20_Contents">
      <style:paragraph-properties fo:text-align="center" style:justify-single-word="false"/>
      <style:text-properties fo:color="#000000" style:text-outline="false" style:text-line-through-style="none" style:text-line-through-type="none" style:font-name="Garuda" fo:font-size="10.5pt" fo:font-style="normal" fo:text-shadow="none" style:text-underline-style="none" fo:font-weight="bold" fo:background-color="transparent" style:font-name-asian="Garuda" style:font-size-asian="10.5pt" style:font-style-asian="normal" style:font-weight-asian="bold" style:font-size-complex="10.5pt" style:font-style-complex="normal" style:font-weight-complex="bold" style:text-overline-style="none" style:text-overline-color="font-color"/>
    </style:style>
    <style:style style:name="P77" style:family="paragraph" style:parent-style-name="Table_20_Contents">
      <style:paragraph-properties fo:text-align="center" style:justify-single-word="false"/>
      <style:text-properties fo:color="#000000" style:text-outline="false" style:text-line-through-style="none" style:text-line-through-type="none" style:font-name="Garuda" fo:font-size="10.5pt" fo:font-style="normal" fo:text-shadow="none" style:text-underline-style="none" fo:font-weight="bold" officeooo:paragraph-rsid="01110b2a" fo:background-color="transparent" style:font-name-asian="Garuda" style:font-size-asian="10.5pt" style:font-style-asian="normal" style:font-weight-asian="bold" style:font-size-complex="10.5pt" style:font-style-complex="normal" style:font-weight-complex="bold" style:text-overline-style="none" style:text-overline-color="font-color"/>
    </style:style>
    <style:style style:name="P78" style:family="paragraph" style:parent-style-name="Table_20_Contents">
      <style:paragraph-properties fo:text-align="center" style:justify-single-word="false"/>
      <style:text-properties fo:color="#000000" style:text-outline="false" style:text-line-through-style="none" style:text-line-through-type="none" style:font-name="Garuda" fo:font-size="10.5pt" fo:font-style="normal" fo:text-shadow="none" style:text-underline-style="none" fo:font-weight="normal" officeooo:rsid="01110b2a" officeooo:paragraph-rsid="01110b2a" fo:background-color="transparent" style:font-name-asian="Garuda" style:font-size-asian="10.5pt" style:font-style-asian="normal" style:font-weight-asian="normal" style:font-size-complex="10.5pt" style:font-style-complex="normal" style:font-weight-complex="normal" style:text-overline-style="none" style:text-overline-color="font-color"/>
    </style:style>
    <style:style style:name="P79" style:family="paragraph" style:parent-style-name="Table_20_Contents">
      <style:paragraph-properties fo:text-align="center" style:justify-single-word="false"/>
      <style:text-properties fo:color="#000000" style:text-outline="false" style:text-line-through-style="none" style:text-line-through-type="none" style:font-name="Garuda" fo:font-size="10.5pt" fo:font-style="normal" fo:text-shadow="none" style:text-underline-style="none" fo:font-weight="normal" officeooo:rsid="01110b2a" officeooo:paragraph-rsid="01128eca" fo:background-color="transparent" style:font-name-asian="Garuda" style:font-size-asian="10.5pt" style:font-style-asian="normal" style:font-weight-asian="normal" style:font-size-complex="10.5pt" style:font-style-complex="normal" style:font-weight-complex="normal" style:text-overline-style="none" style:text-overline-color="font-color"/>
    </style:style>
    <style:style style:name="P80" style:family="paragraph" style:parent-style-name="Table_20_Contents">
      <style:paragraph-properties fo:text-align="center" style:justify-single-word="false"/>
      <style:text-properties fo:color="#000000" style:text-outline="false" style:text-line-through-style="none" style:text-line-through-type="none" style:font-name="Garuda" fo:font-size="10.5pt" fo:font-style="normal" fo:text-shadow="none" style:text-underline-style="none" fo:font-weight="normal" officeooo:rsid="01140eae" officeooo:paragraph-rsid="01140eae" fo:background-color="transparent" style:font-name-asian="Garuda" style:font-size-asian="10.5pt" style:font-style-asian="normal" style:font-weight-asian="normal" style:font-size-complex="10.5pt" style:font-style-complex="normal" style:font-weight-complex="normal" style:text-overline-style="none" style:text-overline-color="font-color"/>
    </style:style>
    <style:style style:name="P81" style:family="paragraph" style:parent-style-name="Table_20_Contents">
      <style:paragraph-properties fo:text-align="center" style:justify-single-word="false"/>
      <style:text-properties fo:color="#000000" style:text-outline="false" style:text-line-through-style="none" style:text-line-through-type="none" style:font-name="Garuda" fo:font-size="10.5pt" fo:font-style="normal" fo:text-shadow="none" style:text-underline-style="none" fo:font-weight="normal" officeooo:rsid="01149d6d" officeooo:paragraph-rsid="01149d6d" fo:background-color="transparent" style:font-name-asian="Garuda" style:font-size-asian="10.5pt" style:font-style-asian="normal" style:font-weight-asian="normal" style:font-size-complex="10.5pt" style:font-style-complex="normal" style:font-weight-complex="normal" style:text-overline-style="none" style:text-overline-color="font-color"/>
    </style:style>
    <style:style style:name="P82" style:family="paragraph" style:parent-style-name="Table_20_Contents">
      <style:paragraph-properties fo:text-align="center" style:justify-single-word="false"/>
      <style:text-properties fo:color="#000000" style:text-outline="false" style:text-line-through-style="none" style:text-line-through-type="none" style:font-name="Garuda" fo:font-size="10.5pt" fo:font-style="normal" fo:text-shadow="none" style:text-underline-style="none" fo:font-weight="normal" officeooo:rsid="0115f639" officeooo:paragraph-rsid="0115f639" fo:background-color="transparent" style:font-name-asian="Garuda" style:font-size-asian="10.5pt" style:font-style-asian="normal" style:font-weight-asian="normal" style:font-size-complex="10.5pt" style:font-style-complex="normal" style:font-weight-complex="normal" style:text-overline-style="none" style:text-overline-color="font-color"/>
    </style:style>
    <style:style style:name="P83" style:family="paragraph" style:parent-style-name="Table_20_Contents">
      <style:paragraph-properties fo:text-align="center" style:justify-single-word="false"/>
      <style:text-properties fo:color="#000000" style:text-outline="false" style:text-line-through-style="none" style:text-line-through-type="none" style:font-name="Garuda" fo:font-size="10.5pt" fo:font-style="normal" fo:text-shadow="none" style:text-underline-style="none" fo:font-weight="normal" officeooo:rsid="0115f639" officeooo:paragraph-rsid="011687ad" fo:background-color="transparent" style:font-name-asian="Garuda" style:font-size-asian="10.5pt" style:font-style-asian="normal" style:font-weight-asian="normal" style:font-size-complex="10.5pt" style:font-style-complex="normal" style:font-weight-complex="normal" style:text-overline-style="none" style:text-overline-color="font-color"/>
    </style:style>
    <style:style style:name="P84" style:family="paragraph" style:parent-style-name="Table_20_Contents">
      <style:paragraph-properties fo:text-align="center" style:justify-single-word="false"/>
      <style:text-properties fo:color="#000000" style:text-outline="false" style:text-line-through-style="none" style:text-line-through-type="none" style:font-name="Garuda" fo:font-size="10.5pt" fo:font-style="normal" fo:text-shadow="none" style:text-underline-style="none" fo:font-weight="normal" officeooo:rsid="0115f639" officeooo:paragraph-rsid="0117b3ad" fo:background-color="transparent" style:font-name-asian="Garuda" style:font-size-asian="10.5pt" style:font-style-asian="normal" style:font-weight-asian="normal" style:font-size-complex="10.5pt" style:font-style-complex="normal" style:font-weight-complex="normal" style:text-overline-style="none" style:text-overline-color="font-color"/>
    </style:style>
    <style:style style:name="P85" style:family="paragraph" style:parent-style-name="Table_20_Contents">
      <style:paragraph-properties fo:text-align="center" style:justify-single-word="false"/>
      <style:text-properties fo:color="#000000" style:text-outline="false" style:text-line-through-style="none" style:text-line-through-type="none" style:font-name="Garuda" fo:font-size="10.5pt" fo:font-style="normal" fo:text-shadow="none" style:text-underline-style="none" fo:font-weight="normal" officeooo:rsid="011b0e31" officeooo:paragraph-rsid="011b0e31" fo:background-color="transparent" style:font-name-asian="Garuda" style:font-size-asian="10.5pt" style:font-style-asian="normal" style:font-weight-asian="normal" style:font-size-complex="10.5pt" style:font-style-complex="normal" style:font-weight-complex="normal" style:text-overline-style="none" style:text-overline-color="font-color"/>
    </style:style>
    <style:style style:name="P86" style:family="paragraph" style:parent-style-name="Table_20_Contents">
      <style:paragraph-properties fo:text-align="center" style:justify-single-word="false"/>
      <style:text-properties fo:color="#000000" style:text-outline="false" style:text-line-through-style="none" style:text-line-through-type="none" style:font-name="Garuda" fo:font-size="10.5pt" fo:font-style="normal" fo:text-shadow="none" style:text-underline-style="none" fo:font-weight="normal" officeooo:rsid="011b0e31" officeooo:paragraph-rsid="011f2547" fo:background-color="transparent" style:font-name-asian="Garuda" style:font-size-asian="10.5pt" style:font-style-asian="normal" style:font-weight-asian="normal" style:font-size-complex="10.5pt" style:font-style-complex="normal" style:font-weight-complex="normal" style:text-overline-style="none" style:text-overline-color="font-color"/>
    </style:style>
    <style:style style:name="P87" style:family="paragraph" style:parent-style-name="Table_20_Contents">
      <style:paragraph-properties fo:text-align="center" style:justify-single-word="false"/>
      <style:text-properties fo:color="#000000" style:text-outline="false" style:text-line-through-style="none" style:text-line-through-type="none" style:font-name="Garuda" fo:font-size="10.5pt" fo:font-style="normal" fo:text-shadow="none" style:text-underline-style="none" fo:font-weight="normal" officeooo:rsid="011cb9c3" officeooo:paragraph-rsid="011cb9c3" fo:background-color="transparent" style:font-name-asian="Garuda" style:font-size-asian="10.5pt" style:font-style-asian="normal" style:font-weight-asian="normal" style:font-size-complex="10.5pt" style:font-style-complex="normal" style:font-weight-complex="normal" style:text-overline-style="none" style:text-overline-color="font-color"/>
    </style:style>
    <style:style style:name="P88" style:family="paragraph" style:parent-style-name="Table_20_Contents">
      <style:paragraph-properties fo:text-align="center" style:justify-single-word="false"/>
      <style:text-properties fo:color="#000000" style:text-outline="false" style:text-line-through-style="none" style:text-line-through-type="none" style:font-name="Garuda" fo:font-size="10.5pt" fo:font-style="normal" fo:text-shadow="none" style:text-underline-style="none" fo:font-weight="normal" officeooo:rsid="011cb9c3" officeooo:paragraph-rsid="011d63fc" fo:background-color="transparent" style:font-name-asian="Garuda" style:font-size-asian="10.5pt" style:font-style-asian="normal" style:font-weight-asian="normal" style:font-size-complex="10.5pt" style:font-style-complex="normal" style:font-weight-complex="normal" style:text-overline-style="none" style:text-overline-color="font-color"/>
    </style:style>
    <style:style style:name="P89" style:family="paragraph" style:parent-style-name="Table_20_Contents">
      <style:paragraph-properties fo:text-align="center" style:justify-single-word="false"/>
      <style:text-properties fo:font-variant="normal" fo:text-transform="none" fo:color="#333333" style:text-outline="false" style:text-line-through-style="none" style:text-line-through-type="none" style:font-name="Garuda" fo:font-size="10.5pt" fo:letter-spacing="normal" fo:font-style="normal" fo:text-shadow="none" style:text-underline-style="none" fo:font-weight="normal" fo:background-color="transparent" style:font-name-asian="Garuda" style:font-size-asian="10.5pt" style:font-style-asian="normal" style:font-weight-asian="bold" style:font-size-complex="10.5pt" style:font-style-complex="normal" style:font-weight-complex="bold" style:text-overline-style="none" style:text-overline-color="font-color"/>
    </style:style>
    <style:style style:name="P90" style:family="paragraph" style:parent-style-name="Table_20_Contents">
      <style:paragraph-properties fo:text-align="center" style:justify-single-word="false"/>
      <style:text-properties fo:font-variant="normal" fo:text-transform="none" fo:color="#333333" style:text-outline="false" style:text-line-through-style="none" style:text-line-through-type="none" style:font-name="Garuda" fo:font-size="10.5pt" fo:letter-spacing="normal" fo:font-style="normal" fo:text-shadow="none" style:text-underline-style="none" fo:font-weight="normal" officeooo:rsid="01110b2a" officeooo:paragraph-rsid="01110b2a" fo:background-color="transparent" style:font-name-asian="Garuda" style:font-size-asian="10.5pt" style:font-style-asian="normal" style:font-weight-asian="bold" style:font-size-complex="10.5pt" style:font-style-complex="normal" style:font-weight-complex="bold" style:text-overline-style="none" style:text-overline-color="font-color"/>
    </style:style>
    <style:style style:name="P91" style:family="paragraph" style:parent-style-name="Heading_20_4">
      <style:paragraph-properties fo:margin-left="0cm" fo:margin-right="0cm" style:line-height-at-least="0.45cm" fo:text-align="start" style:justify-single-word="false" fo:widows="1" fo:text-indent="0cm" style:auto-text-indent="false"/>
      <style:text-properties fo:font-variant="normal" fo:text-transform="none" fo:color="#666666" style:font-name="Garuda" fo:letter-spacing="normal" fo:font-style="normal" fo:font-weight="bold" officeooo:paragraph-rsid="010aa985"/>
    </style:style>
    <style:style style:name="T1" style:family="text">
      <style:text-properties fo:font-variant="normal" fo:text-transform="none" fo:color="#666666" style:font-name="Garuda" fo:font-size="14pt" fo:letter-spacing="normal" fo:font-style="normal" officeooo:rsid="0010f5fe" style:font-name-asian="Garuda" style:font-size-asian="14pt" style:font-size-complex="14pt"/>
    </style:style>
    <style:style style:name="T2" style:family="text">
      <style:text-properties fo:font-variant="normal" fo:text-transform="none" fo:color="#666666" style:font-name="Garuda" fo:font-size="14pt" fo:letter-spacing="normal" fo:font-style="normal" officeooo:rsid="00128af9" style:font-name-asian="Garuda" style:font-size-asian="14pt" style:font-size-complex="14pt"/>
    </style:style>
    <style:style style:name="T3" style:family="text">
      <style:text-properties fo:font-variant="normal" fo:text-transform="none" fo:color="#666666" style:font-name="Garuda" fo:font-size="14pt" fo:letter-spacing="normal" fo:font-style="normal" officeooo:rsid="009ac308" style:font-name-asian="Garuda" style:font-size-asian="14pt" style:font-size-complex="14pt"/>
    </style:style>
    <style:style style:name="T4" style:family="text">
      <style:text-properties fo:font-variant="normal" fo:text-transform="none" fo:color="#666666" style:font-name="Garuda" fo:font-size="12pt" fo:letter-spacing="normal" fo:font-style="normal" officeooo:rsid="009ac308" style:font-name-asian="Garuda" style:font-size-asian="12pt" style:font-size-complex="12pt"/>
    </style:style>
    <style:style style:name="T5" style:family="text">
      <style:text-properties fo:font-variant="normal" fo:text-transform="none" fo:color="#666666" style:font-name="Garuda" fo:font-size="12pt" fo:letter-spacing="normal" fo:font-style="normal" officeooo:rsid="00cfcf56" style:font-name-asian="Garuda" style:font-size-asian="12pt" style:font-size-complex="12pt"/>
    </style:style>
    <style:style style:name="T6" style:family="text">
      <style:text-properties fo:font-variant="normal" fo:text-transform="none" fo:color="#000000" style:font-name="Garuda" fo:font-size="10.5pt" fo:letter-spacing="normal" fo:font-style="normal" fo:font-weight="normal" officeooo:rsid="00f46912" style:font-name-asian="Garuda" style:font-size-asian="10.5pt" style:font-weight-asian="normal" style:font-size-complex="10.5pt" style:font-weight-complex="normal"/>
    </style:style>
    <style:style style:name="T7" style:family="text">
      <style:text-properties fo:font-variant="normal" fo:text-transform="none" fo:color="#000000" style:font-name="Garuda" fo:font-size="10.5pt" fo:letter-spacing="normal" fo:font-style="normal" fo:font-weight="normal" officeooo:rsid="00f49210" style:font-name-asian="Garuda" style:font-size-asian="10.5pt" style:font-weight-asian="normal" style:font-size-complex="10.5pt" style:font-weight-complex="normal"/>
    </style:style>
    <style:style style:name="T8" style:family="text">
      <style:text-properties fo:font-variant="normal" fo:text-transform="none" fo:color="#000000" style:font-name="Garuda" fo:font-size="10.5pt" fo:letter-spacing="normal" fo:font-style="normal" fo:font-weight="normal" officeooo:rsid="00f602cc" style:font-name-asian="Garuda" style:font-size-asian="10.5pt" style:font-weight-asian="normal" style:font-size-complex="10.5pt" style:font-weight-complex="normal"/>
    </style:style>
    <style:style style:name="T9" style:family="text">
      <style:text-properties fo:font-variant="normal" fo:text-transform="none" fo:color="#000000" style:font-name="Garuda" fo:font-size="10.5pt" fo:letter-spacing="normal" fo:font-style="normal" fo:font-weight="normal" officeooo:rsid="010aa985" style:font-name-asian="Garuda" style:font-size-asian="10.5pt" style:font-weight-asian="normal" style:font-size-complex="10.5pt" style:font-weight-complex="normal"/>
    </style:style>
    <style:style style:name="T10" style:family="text">
      <style:text-properties fo:font-variant="normal" fo:text-transform="none" fo:color="#000000" style:font-name="Garuda" fo:font-size="10.5pt" fo:letter-spacing="normal" fo:font-style="normal" fo:font-weight="normal" officeooo:rsid="010f0423" style:font-name-asian="Garuda" style:font-size-asian="10.5pt" style:font-weight-asian="normal" style:font-size-complex="10.5pt" style:font-weight-complex="normal"/>
    </style:style>
    <style:style style:name="T11" style:family="text">
      <style:text-properties fo:font-variant="normal" fo:text-transform="none" fo:color="#333333" fo:letter-spacing="normal" fo:font-weight="normal"/>
    </style:style>
    <style:style style:name="T12" style:family="text">
      <style:text-properties fo:font-variant="normal" fo:text-transform="none" fo:letter-spacing="normal" fo:font-style="normal"/>
    </style:style>
    <style:style style:name="T13" style:family="text">
      <style:text-properties fo:font-variant="normal" fo:text-transform="none" fo:letter-spacing="normal" fo:font-style="normal" fo:font-weight="normal"/>
    </style:style>
    <style:style style:name="T14" style:family="text">
      <style:text-properties fo:font-variant="normal" fo:text-transform="none" fo:letter-spacing="normal" fo:font-style="normal" fo:font-weight="normal" officeooo:rsid="012e4cb3"/>
    </style:style>
    <style:style style:name="T15" style:family="text">
      <style:text-properties fo:color="#000000"/>
    </style:style>
    <style:style style:name="T16" style:family="text">
      <style:text-properties fo:color="#000000" officeooo:rsid="00de5927"/>
    </style:style>
    <style:style style:name="T17" style:family="text">
      <style:text-properties fo:color="#000000" officeooo:rsid="00ded636"/>
    </style:style>
    <style:style style:name="T18" style:family="text">
      <style:text-properties fo:color="#000000" officeooo:rsid="00e06579" style:font-size-asian="10.5pt" style:font-size-complex="10.5pt"/>
    </style:style>
    <style:style style:name="T19" style:family="text">
      <style:text-properties fo:color="#000000" officeooo:rsid="00e22a4c" style:font-size-asian="10.5pt" style:font-size-complex="10.5pt"/>
    </style:style>
    <style:style style:name="T20" style:family="text">
      <style:text-properties fo:color="#000000" style:font-name="Arial"/>
    </style:style>
    <style:style style:name="T21" style:family="text">
      <style:text-properties fo:color="#666666" style:font-name="Garuda" fo:font-size="12pt" officeooo:rsid="009ac308" style:font-name-asian="Garuda" style:font-size-asian="12pt" style:font-size-complex="12pt"/>
    </style:style>
    <style:style style:name="T22" style:family="text">
      <style:text-properties fo:color="#666666" style:font-name="Garuda" fo:font-size="12pt" officeooo:rsid="00cfcf56" style:font-name-asian="Garuda" style:font-size-asian="12pt" style:font-size-complex="12pt"/>
    </style:style>
    <style:style style:name="T23" style:family="text">
      <style:text-properties fo:color="#666666" style:font-name="Garuda" fo:font-size="12pt" officeooo:rsid="00db7971" style:font-name-asian="Garuda" style:font-size-asian="12pt" style:font-size-complex="12pt"/>
    </style:style>
    <style:style style:name="T24" style:family="text">
      <style:text-properties fo:color="#666666" style:font-name="Garuda" fo:font-size="12pt" officeooo:rsid="00f73b7e" style:font-name-asian="Garuda" style:font-size-asian="12pt" style:font-size-complex="12pt"/>
    </style:style>
    <style:style style:name="T25" style:family="text">
      <style:text-properties fo:color="#666666" officeooo:rsid="00dbdab4"/>
    </style:style>
    <style:style style:name="T26" style:family="text">
      <style:text-properties fo:color="#666666" fo:font-weight="bold" officeooo:rsid="010406eb" style:font-weight-asian="bold" style:font-weight-complex="bold"/>
    </style:style>
    <style:style style:name="T27" style:family="text">
      <style:text-properties fo:color="#666666" fo:font-weight="bold" officeooo:rsid="010711e4" style:font-weight-asian="bold" style:font-weight-complex="bold"/>
    </style:style>
    <style:style style:name="T28" style:family="text">
      <style:text-properties officeooo:rsid="00d6302e"/>
    </style:style>
    <style:style style:name="T29" style:family="text">
      <style:text-properties officeooo:rsid="00dbdab4"/>
    </style:style>
    <style:style style:name="T30" style:family="text">
      <style:text-properties officeooo:rsid="00eaf19e"/>
    </style:style>
    <style:style style:name="T31" style:family="text">
      <style:text-properties officeooo:rsid="00f0616c"/>
    </style:style>
    <style:style style:name="T32" style:family="text">
      <style:text-properties style:font-weight-asian="normal" style:font-weight-complex="normal"/>
    </style:style>
    <style:style style:name="T33" style:family="text">
      <style:text-properties officeooo:rsid="00fdb3d6"/>
    </style:style>
    <style:style style:name="T34" style:family="text">
      <style:text-properties officeooo:rsid="01021e8f"/>
    </style:style>
    <style:style style:name="T35" style:family="text">
      <style:text-properties officeooo:rsid="010406eb"/>
    </style:style>
    <style:style style:name="T36" style:family="text">
      <style:text-properties officeooo:rsid="010711e4"/>
    </style:style>
    <style:style style:name="T37" style:family="text">
      <style:text-properties officeooo:rsid="01128eca"/>
    </style:style>
    <style:style style:name="T38" style:family="text">
      <style:text-properties officeooo:rsid="01199148"/>
    </style:style>
    <style:style style:name="T39" style:family="text">
      <style:text-properties officeooo:rsid="011c82a4"/>
    </style:style>
    <style:style style:name="T40" style:family="text">
      <style:text-properties officeooo:rsid="011d63fc"/>
    </style:style>
    <style:style style:name="T41" style:family="text">
      <style:text-properties officeooo:rsid="01204754"/>
    </style:style>
    <style:style style:name="T42" style:family="text">
      <style:text-properties fo:font-weight="bold" officeooo:rsid="01204754" style:font-weight-asian="bold" style:font-weight-complex="bold"/>
    </style:style>
    <style:style style:name="T43" style:family="text">
      <style:text-properties officeooo:rsid="0122199c"/>
    </style:style>
    <style:style style:name="T44" style:family="text">
      <style:text-properties officeooo:rsid="01252d2f" style:font-name-asian="Garuda"/>
    </style:style>
    <style:style style:name="T45" style:family="text">
      <style:text-properties officeooo:rsid="01252d2f"/>
    </style:style>
    <style:style style:name="T46" style:family="text">
      <style:text-properties officeooo:rsid="0127ba0a"/>
    </style:style>
    <style:style style:name="T47" style:family="text">
      <style:text-properties officeooo:rsid="012ac087"/>
    </style:style>
    <style:style style:name="T48" style:family="text">
      <style:text-properties officeooo:rsid="012e4cb3"/>
    </style:style>
    <style:style style:name="gr1" style:family="graphic">
      <style:graphic-properties svg:stroke-color="#eeeeee" draw:fill="solid" draw:fill-color="#eeeeee" draw:opacity="50%" draw:textarea-horizontal-align="justify" draw:textarea-vertical-align="middle" draw:auto-grow-height="false" draw:shadow-opacity="50%"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eeeeee" draw:fill="solid" draw:fill-color="#eeeeee" draw:opacity="50%" draw:textarea-horizontal-align="justify" draw:textarea-vertical-align="middle" draw:auto-grow-height="false" draw:shadow-opacity="50%" style:run-through="back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Strong_20_Emphasis"><text:span text:style-name="T1">P</text:span></text:span><text:span text:style-name="Strong_20_Emphasis"><text:span text:style-name="T2">art</text:span></text:span><text:span text:style-name="Strong_20_Emphasis"><text:span text:style-name="T1"> </text:span></text:span><text:span text:style-name="Strong_20_Emphasis"><text:span text:style-name="T3">4</text:span></text:span></text:p>
      <text:p text:style-name="P1"><text:span text:style-name="Strong_20_Emphasis"><text:span text:style-name="T3"/></text:span></text:p>
      <text:p text:style-name="P2"><text:span text:style-name="Strong_20_Emphasis"><text:span text:style-name="T4">Set </text:span></text:span><text:span text:style-name="Strong_20_Emphasis"><text:span text:style-name="T5">10</text:span></text:span></text:p>
      <text:p text:style-name="P34">The source code for the AbstractGrid class is in Appendix D.</text:p>
      <text:p text:style-name="P4">1. Where is the isValid method specified? Which classes provide an implementation of this method?</text:p>
      <text:p text:style-name="P48">A: The isValid method is specified in the Grid class, and it is implemented by the BoundedGrid and the UnBoundedGrid class.</text:p>
      <text:p text:style-name="P5"/>
      <text:p text:style-name="P6">2. Which AbstractGrid methods call the isValid method? Why don't the other methods need to call it?</text:p>
      <text:p text:style-name="P49">A: The getValidAdjacentLocations method. GetValidAdjacentLocations is invoked by the getEmptyAdjacentLocations and the getOccupiedAdjacentLocations methods, so they can make sure they return valid value, without calling the isValid method.</text:p>
      <text:p text:style-name="P7"><text:line-break/>3. Which methods of the Grid interface are called in the getNeighbors method? Which classes provide implementations of these methods?</text:p>
      <text:p text:style-name="P50">A: The get and getOccupiedAdjacentLocations methods are called in the getNeighbors method. The</text:p>
      <text:p text:style-name="P51">AbstractGrid class implements the getOccupiedAdjacentLocations method and the BoundedGrid and the UnBoundedGrid class implements the get method.</text:p>
      <text:p text:style-name="P8"><text:span text:style-name="T28">.</text:span><text:line-break/>4. Why must the get method, which returns an object of type E, be used in the getEmptyAdjacentLocations method when this method returns locations, not objects of type E?</text:p>
      <text:p text:style-name="P12">A: Because we need call the get method for judging whether a location is occupied or empty. </text:p>
      <text:p text:style-name="P12"/>
      <text:p text:style-name="P8">5. What would be the effect of replacing the constant Location.HALF_RIGHT with Location.RIGHT in the two places where it occurs in the getValidAdjacentLocations method?</text:p>
      <text:p text:style-name="P13">A: The number of possible valid location would be 4 instead of 8, they are NORTH, EAST, SOUTH and WEST.</text:p>
      <text:p text:style-name="P13"/>
      <text:p text:style-name="P32"><text:span text:style-name="Strong_20_Emphasis"><text:span text:style-name="T21">Set </text:span></text:span><text:span text:style-name="Strong_20_Emphasis"><text:span text:style-name="T22">1</text:span></text:span><text:span text:style-name="Strong_20_Emphasis"><text:span text:style-name="T23">1</text:span></text:span></text:p>
      <text:p text:style-name="P30"><text:soft-page-break/>The source code for the BoundedGrid class is in Appendix D.</text:p>
      <text:p text:style-name="P16">1. What ensures that a grid has at least one valid location?</text:p>
      <text:p text:style-name="P9"><draw:custom-shape text:anchor-type="paragraph" draw:z-index="0" draw:style-name="gr1" svg:width="9.076cm" svg:height="3.705cm" svg:x="0.469cm" svg:y="0.012cm"><text:p/><draw:enhanced-geometry svg:viewBox="0 0 21600 21600" draw:path-stretchpoint-x="10800" draw:path-stretchpoint-y="10800" draw:text-areas="?f3 ?f4 ?f5 ?f6" draw:type="round-rectangle" draw:modifiers="1218.69962385814"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29">A: </text:span><text:span text:style-name="T25">if (rows &lt;= 0) </text:span></text:p>
      <text:p text:style-name="P53"><text:s text:c="12"/>throw new IllegalArgumentException("rows &lt;= 0"); </text:p>
      <text:p text:style-name="P53"><text:s text:c="5"/>if (cols &lt;= 0) </text:p>
      <text:p text:style-name="P53"><text:s text:c="12"/>throw new IllegalArgumentException("cols &lt;= 0");</text:p>
      <text:p text:style-name="P54"><text:s text:c="5"/>This code fragment ensures a bounded grid has one valid location at least.</text:p>
      <text:p text:style-name="P10"><text:line-break/><text:span text:style-name="T15">2. How is the number of columns in the grid determined by the getNumCols method? What assumption about the grid makes this possible?</text:span></text:p>
      <text:p text:style-name="P11"><text:span text:style-name="T16">A: </text:span><text:span text:style-name="T17">The number of columns is equal to occupantArray[0].length, as the construction ensures that the Grid[0] is non-null.</text:span></text:p>
      <text:p text:style-name="P55"/>
      <text:p text:style-name="P56">3. What are the requirements for a Location to be valid in a BoundedGrid?</text:p>
      <text:p text:style-name="P14"><text:span text:style-name="T18">A: </text:span><text:span text:style-name="T19">First of all, the location should not out of the grid. In addition, its col and row cannot be </text:span><text:span text:style-name="T20">negative.</text:span></text:p>
      <text:p text:style-name="P57"/>
      <text:p text:style-name="P15">In the next four questions, let r = number of rows, c = number of columns, and n = number of occupied locations.</text:p>
      <text:p text:style-name="P17">4. What type is returned by the getOccupiedLocations method? What is the time complexity (Big-Oh) for this method?</text:p>
      <text:p text:style-name="P58">A: The returned type is ArrayList&lt;Location&gt;. The complexity is O(r * c).</text:p>
      <text:p text:style-name="P18"/>
      <text:p text:style-name="P19">5. What type is returned by the get method? What parameter is needed? What is the time complexity (Big-Oh) for this method?</text:p>
      <text:p text:style-name="P20">A: <text:span text:style-name="T30">The returned type is E. A location is needed as a parameter. The complexity is O(1).</text:span></text:p>
      <text:p text:style-name="P20"><text:line-break/>6. What conditions may cause an exception to be thrown by the put method? What is the time complexity (Big-Oh) for this method?</text:p>
      <text:p text:style-name="P31">A: <text:span text:style-name="T31">A valid location may cause an IllegalArgumentException and a null object may cause a </text:span><text:soft-page-break/><text:span text:style-name="T31">NullPointerException. The complexity is O(1).</text:span></text:p>
      <text:p text:style-name="P31"/>
      <text:p text:style-name="P21">7. What type is returned by the remove method? What happens when an attempt is made to remove an item from an empty location? What is the time complexity (Big-Oh) for this method?</text:p>
      <text:p text:style-name="P59">A: The returned type is E. If an attempt is made to remove an item from an empty location, a null object will be returned. The complexity is O(1).</text:p>
      <text:p text:style-name="P22"><text:line-break/><text:span text:style-name="T32">8. Based on the answers to questions 4, 5, 6, and 7, would you consider this an efficient implementation? Justify your answer.</text:span></text:p>
      <text:p text:style-name="P3"><text:span text:style-name="Strong_20_Emphasis"><text:span text:style-name="T6">A: </text:span></text:span><text:span text:style-name="Strong_20_Emphasis"><text:span text:style-name="T7">Yes, </text:span></text:span><text:span text:style-name="Strong_20_Emphasis"><text:span text:style-name="T8">besides the <text:s/>getOccupiedLocations method, the complexity of other methods is O(1). Therefore, this is an efficient implementation.</text:span></text:span></text:p>
      <text:p text:style-name="P3"/>
      <text:p text:style-name="P3"/>
      <text:p text:style-name="P33"><text:span text:style-name="Strong_20_Emphasis"><text:span text:style-name="T21">Set </text:span></text:span><text:span text:style-name="Strong_20_Emphasis"><text:span text:style-name="T22">1</text:span></text:span><text:span text:style-name="Strong_20_Emphasis"><text:span text:style-name="T24">2</text:span></text:span></text:p>
      <text:p text:style-name="P33"><text:span text:style-name="Strong_20_Emphasis"><text:span text:style-name="T24"/></text:span></text:p>
      <text:p text:style-name="P35">The source code for the UnboundedGrid class is in Appendix D.</text:p>
      <text:p text:style-name="P23">1. Which method must the Location class implement so that an instance of HashMap can be used for the map? What would be required of the Location class if a TreeMap were used instead? Does Location satisfy these requirements?</text:p>
      <text:p text:style-name="P60">A: The hashCode, equals methods must be implemented in the Location class. The equals method judges whether two locations are same which will return 0 if their hasCodes are same. If a TreeMap were used instead, The compareTo method should be implemented. </text:p>
      <text:p text:style-name="P24"><text:s text:c="5"/><text:span text:style-name="T33">Location satisfy all the requirements.</text:span></text:p>
      <text:p text:style-name="P24"/>
      <text:p text:style-name="P25">2. Why are the checks for null included in the get, put, and remove methods? Why are no such checks included in the corresponding methods for the BoundedGrid?</text:p>
      <text:p text:style-name="P61">A: HashMap allows a null to be a key while an unbounded grid doen't allow a null location, so it is necessary to ensure whether the location is a null or not.</text:p>
      <text:p text:style-name="P26"><text:s text:c="4"/><text:span text:style-name="T34">In the BoundedGrid class, the isValid method is called to check whether the location is valid. If the location is a null, it will throw an NullPointerException.</text:span></text:p>
      <text:p text:style-name="P26"/>
      <text:p text:style-name="P26"><text:soft-page-break/></text:p>
      <text:p text:style-name="P26">3. What is the average time complexity (Big-Oh) for the three methods: get, put, and remove? What would it be if a TreeMap were used instead of a HashMap?</text:p>
      <text:p text:style-name="P27"><text:span text:style-name="T35">A:</text:span><text:span text:style-name="T26">HashMap:</text:span></text:p>
      <text:p text:style-name="P27"><text:tab/><text:span text:style-name="T36">get: O(1); put: O(1), remove: O(1).</text:span></text:p>
      <text:p text:style-name="P27"><text:s text:c="4"/><text:span text:style-name="T27">TreeMap:</text:span></text:p>
      <text:p text:style-name="P28"><text:tab/><text:span text:style-name="T36">get: O(log(n)); put: O(log(n)); remove: O(log(n)). (n = the number of occupied locations)</text:span></text:p>
      <text:p text:style-name="P28"><text:line-break/>4. How would the behavior of this class differ, aside from time complexity, if a TreeMap were used instead of a HashMap?</text:p>
      <text:p text:style-name="P62">A: A TreeMap store keys(locations) in a tree struction and it will travel this tree in order. Therefore, if a TreeMap is used instead of a HashMap, the getOccupiedLocations method will return an ArrayList which is sorted. On the contrary, using a HashMap, the getOccupiedLocations method will return an ArrayList in a random order.</text:p>
      <text:p text:style-name="P29"><text:line-break/>5. Could a map implementation be used for a bounded grid? What advantage, if any, would the two-dimensional array implementation that is used by the BoundedGrid class have over a map implementation?</text:p>
      <text:p text:style-name="P41"><text:span text:style-name="Strong_20_Emphasis"><text:span text:style-name="T9">A: </text:span></text:span><text:span text:style-name="Strong_20_Emphasis"><text:span text:style-name="T10">Yes, a HasMap can be used in a bounded grid to store the locations and objects. However, using a two-dimensional array saves more memory because it does't save the locations, instead, it indicates the locations by its numbers of col and row.</text:span></text:span></text:p>
      <text:p text:style-name="P41"/>
      <text:p text:style-name="P41"/>
      <text:p text:style-name="P41"/>
      <text:h text:style-name="P91" text:outline-level="4"><text:bookmark text:name="Part5：GridDataStructures-Exercises"/>Exercises</text:h>
      <text:p text:style-name="P42"/>
      <text:p text:style-name="P73"><text:span text:style-name="T41">1.</text:span><text:span text:style-name="T13">Suppose that a program requires a very large bounded grid that contains very few objects and that the program frequently calls the getOccupiedLocations method (as, for example, ActorWorld). Create a class SparseBoundedGrid that uses a "sparse array" implementation. Your solution need not be a generic class; you may simply store occupants of type Object.</text:span></text:p>
      <text:p text:style-name="P73"><text:s text:c="5"/>The "sparse array" is an array list of linked lists. Each linked list entry holds both a grid occupant and a column index. Each entry in the array list is a linked list or is null if that row is empty.</text:p>
      <text:p text:style-name="P73"><text:soft-page-break/><text:s text:c="5"/>You may choose to implement the linked list in one of two ways. You can use raw list nodes.</text:p>
      <text:p text:style-name="P74">A: The code is below:</text:p>
      <text:p text:style-name="P75">SparseGridRunner:</text:p>
      <text:p text:style-name="P74"><draw:custom-shape text:anchor-type="paragraph" draw:z-index="1" draw:style-name="gr2" svg:width="16.742cm" svg:height="20.284cm" svg:x="-0.026cm" svg:y="-0.041cm"><text:p/><draw:enhanced-geometry svg:viewBox="0 0 21600 21600" draw:path-stretchpoint-x="10800" draw:path-stretchpoint-y="10800" draw:text-areas="?f3 ?f4 ?f5 ?f6" draw:type="round-rectangle" draw:modifiers="223.00884955752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import info.gridworld.actor.Actor;</text:p>
      <text:p text:style-name="P74">import info.gridworld.actor.ActorWorld;</text:p>
      <text:p text:style-name="P74">import info.gridworld.actor.Critter;</text:p>
      <text:p text:style-name="P74">import info.gridworld.actor.Rock;</text:p>
      <text:p text:style-name="P74">import info.gridworld.actor.Flower;</text:p>
      <text:p text:style-name="P74">import info.gridworld.grid.*;</text:p>
      <text:p text:style-name="P74"/>
      <text:p text:style-name="P74">public class SparseGridRunner {</text:p>
      <text:p text:style-name="P74"><text:s text:c="2"/>public static void main(String[] args) {</text:p>
      <text:p text:style-name="P74"><text:s text:c="4"/>SparseBoundedGrid&lt;Actor&gt; grid = new SparseBoundedGrid&lt;Actor&gt;(20, 20);</text:p>
      <text:p text:style-name="P74"><text:s text:c="4"/>ActorWorld world = new ActorWorld(grid);</text:p>
      <text:p text:style-name="P74"><text:s text:c="4"/>world.addGridClass("SparseBoundedGrid");</text:p>
      <text:p text:style-name="P74"><text:s text:c="4"/>/*world.addGridClass("SparseGrid2");</text:p>
      <text:p text:style-name="P74"><text:s text:c="4"/>world.addGridClass("SparseGrid3");</text:p>
      <text:p text:style-name="P74"><text:s text:c="4"/>world.addGridClass("UnboundedGrid2");*/</text:p>
      <text:p text:style-name="P74"><text:s text:c="4"/>world.add(new Location(2, 2), new Critter());</text:p>
      <text:p text:style-name="P74"><text:s text:c="4"/>world.show();</text:p>
      <text:p text:style-name="P74"><text:s text:c="2"/>}</text:p>
      <text:p text:style-name="P74">}</text:p>
      <text:p text:style-name="P71"/>
      <text:p text:style-name="P71"><text:soft-page-break/><text:span text:style-name="T42">SparseBoundedGrid:</text:span></text:p>
      <text:p text:style-name="P64"><draw:custom-shape text:anchor-type="paragraph" draw:z-index="2" draw:style-name="gr2" svg:width="16.742cm" svg:height="24.439cm" svg:x="-0.026cm" svg:y="-0.041cm"><text:p/><draw:enhanced-geometry svg:viewBox="0 0 21600 21600" draw:path-stretchpoint-x="10800" draw:path-stretchpoint-y="10800" draw:text-areas="?f3 ?f4 ?f5 ?f6" draw:type="round-rectangle" draw:modifiers="223.00884955752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41">import java.util.ArrayList;</text:span></text:p>
      <text:p text:style-name="P64"><text:span text:style-name="T41">import java.util.LinkedList;</text:span></text:p>
      <text:p text:style-name="P64"><text:span text:style-name="T41">import java.util.Iterator;</text:span></text:p>
      <text:p text:style-name="P64"><text:span text:style-name="T41">import info.gridworld.grid.*;</text:span></text:p>
      <text:p text:style-name="P64"/>
      <text:p text:style-name="P64"><text:span text:style-name="T41">public class SparseBoundedGrid&lt;E&gt; extends AbstractGrid&lt;E&gt; {</text:span></text:p>
      <text:p text:style-name="P64"><text:span text:style-name="T41"><text:s text:c="4"/>/**</text:span></text:p>
      <text:p text:style-name="P64"><text:span text:style-name="T41"><text:s text:c="4"/>* A data struction for storing the object and col.</text:span></text:p>
      <text:p text:style-name="P64"><text:span text:style-name="T41"><text:s text:c="4"/>*/</text:span></text:p>
      <text:p text:style-name="P64"><text:span text:style-name="T41"><text:s text:c="4"/>private class OccupantInCol {</text:span></text:p>
      <text:p text:style-name="P64"><text:span text:style-name="T41"><text:s text:c="8"/>private Object occupant;</text:span></text:p>
      <text:p text:style-name="P64"><text:span text:style-name="T41"><text:s text:c="8"/>private int col;</text:span></text:p>
      <text:p text:style-name="P64"><text:span text:style-name="T41"><text:s text:c="8"/>public OccupantInCol(Object obj, int c) {</text:span></text:p>
      <text:p text:style-name="P64"><text:span text:style-name="T41"><text:s text:c="12"/>col = c;</text:span></text:p>
      <text:p text:style-name="P64"><text:span text:style-name="T41"><text:s text:c="12"/>occupant = obj;</text:span></text:p>
      <text:p text:style-name="P64"><text:span text:style-name="T41"><text:s text:c="8"/>}</text:span></text:p>
      <text:p text:style-name="P64"><text:span text:style-name="T41"><text:s text:c="8"/>public int getCol() {</text:span></text:p>
      <text:p text:style-name="P64"><text:span text:style-name="T41"><text:s text:c="12"/>return col;</text:span></text:p>
      <text:p text:style-name="P64"><text:span text:style-name="T41"><text:s text:c="8"/>}</text:span></text:p>
      <text:p text:style-name="P64"><text:span text:style-name="T41"><text:s text:c="8"/>public void setCol(int c) {</text:span></text:p>
      <text:p text:style-name="P64"><text:span text:style-name="T41"><text:s text:c="12"/>col = c;</text:span></text:p>
      <text:p text:style-name="P64"><text:span text:style-name="T41"><text:s text:c="8"/>}</text:span></text:p>
      <text:p text:style-name="P64"><text:span text:style-name="T41"><text:s text:c="8"/>public Object getObj() {</text:span></text:p>
      <text:p text:style-name="P64"><text:span text:style-name="T41"><text:s text:c="12"/>return occupant;</text:span></text:p>
      <text:p text:style-name="P64"><text:span text:style-name="T41"><text:s text:c="8"/>}</text:span></text:p>
      <text:p text:style-name="P64"><text:span text:style-name="T41"><text:s text:c="8"/>public void setObj(Object obj) {</text:span></text:p>
      <text:p text:style-name="P64"><draw:custom-shape text:anchor-type="paragraph" draw:z-index="3" draw:style-name="gr2" svg:width="16.742cm" svg:height="24.589cm" svg:x="-0.026cm" svg:y="-0.041cm"><text:p/><draw:enhanced-geometry svg:viewBox="0 0 21600 21600" draw:path-stretchpoint-x="10800" draw:path-stretchpoint-y="10800" draw:text-areas="?f3 ?f4 ?f5 ?f6" draw:type="round-rectangle" draw:modifiers="223.00884955752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oft-page-break/><text:span text:style-name="T41"> <text:s text:c="11"/>occupant = obj;</text:span></text:p>
      <text:p text:style-name="P64"><text:span text:style-name="T41"><text:s text:c="8"/>}</text:span></text:p>
      <text:p text:style-name="P64"><text:span text:style-name="T41"><text:s text:c="4"/>};</text:span></text:p>
      <text:p text:style-name="P64"><text:span text:style-name="T41"><text:s text:c="4"/>// The number of cols</text:span></text:p>
      <text:p text:style-name="P64"><text:span text:style-name="T41"><text:s text:c="4"/>private int colNum;</text:span></text:p>
      <text:p text:style-name="P64"><text:span text:style-name="T41"><text:s text:c="4"/>// The number of rows</text:span></text:p>
      <text:p text:style-name="P64"><text:span text:style-name="T41"><text:s text:c="4"/>private int rowNum;</text:span></text:p>
      <text:p text:style-name="P64"><text:span text:style-name="T41"><text:s text:c="4"/>// The ArrayList for saving every row's OccupantInCol as a LinkedList</text:span></text:p>
      <text:p text:style-name="P64"><text:span text:style-name="T41"><text:s text:c="4"/>private ArrayList&lt;LinkedList&lt;OccupantInCol&gt;&gt; occupantArray;</text:span></text:p>
      <text:p text:style-name="P64"><text:span text:style-name="T41"></text:span></text:p>
      <text:p text:style-name="P64"><text:span text:style-name="T41"><text:s text:c="4"/>public SparseBoundedGrid(int r, int c) {</text:span></text:p>
      <text:p text:style-name="P64"><text:span text:style-name="T41"><text:s text:c="8"/>colNum = c;</text:span></text:p>
      <text:p text:style-name="P64"><text:span text:style-name="T41"><text:s text:c="8"/>rowNum = r;</text:span></text:p>
      <text:p text:style-name="P64"><text:span text:style-name="T41"><text:s text:c="8"/>occupantArray = new ArrayList&lt;LinkedList&lt;OccupantInCol&gt;&gt;();</text:span></text:p>
      <text:p text:style-name="P64"><text:span text:style-name="T41"><text:s text:c="8"/>for (int i = 0 ; i &lt; r ; i++) {</text:span></text:p>
      <text:p text:style-name="P64"><text:span text:style-name="T41"><text:s text:c="12"/>occupantArray.add(new LinkedList&lt;OccupantInCol&gt;());</text:span></text:p>
      <text:p text:style-name="P64"><text:span text:style-name="T41"><text:s text:c="8"/>}</text:span></text:p>
      <text:p text:style-name="P64"><text:span text:style-name="T41"><text:s text:c="4"/>}</text:span></text:p>
      <text:p text:style-name="P64"><text:span text:style-name="T41"></text:span></text:p>
      <text:p text:style-name="P64"><text:span text:style-name="T41"><text:s text:c="4"/>public int getNumRows() {</text:span></text:p>
      <text:p text:style-name="P64"><text:span text:style-name="T41"><text:s text:c="8"/>return rowNum;</text:span></text:p>
      <text:p text:style-name="P64"><text:span text:style-name="T41"><text:s text:c="4"/>}</text:span></text:p>
      <text:p text:style-name="P64"><text:span text:style-name="T41"></text:span></text:p>
      <text:p text:style-name="P64"><text:span text:style-name="T41"><text:s text:c="4"/>public int getNumCols() {</text:span></text:p>
      <text:p text:style-name="P64"><text:span text:style-name="T41"><text:s text:c="8"/>return colNum;</text:span></text:p>
      <text:p text:style-name="P64"><text:span text:style-name="T41"><text:s text:c="4"/>}</text:span></text:p>
      <text:p text:style-name="P64"><text:span text:style-name="T41"></text:span></text:p>
      <text:p text:style-name="P64"><draw:custom-shape text:anchor-type="paragraph" draw:z-index="4" draw:style-name="gr2" svg:width="16.742cm" svg:height="25.358cm" svg:x="-0.026cm" svg:y="-0.041cm"><text:p/><draw:enhanced-geometry svg:viewBox="0 0 21600 21600" draw:path-stretchpoint-x="10800" draw:path-stretchpoint-y="10800" draw:text-areas="?f3 ?f4 ?f5 ?f6" draw:type="round-rectangle" draw:modifiers="223.00884955752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oft-page-break/><text:span text:style-name="T41"> <text:s text:c="3"/>public boolean isValid(Location loc) {</text:span></text:p>
      <text:p text:style-name="P64"><text:span text:style-name="T41"><text:s text:c="8"/>return 0 &lt;= loc.getRow() &amp;&amp; loc.getRow() &lt; getNumRows()</text:span></text:p>
      <text:p text:style-name="P64"><text:span text:style-name="T41"><text:s text:c="16"/>&amp;&amp; 0 &lt;= loc.getCol() &amp;&amp; loc.getCol() &lt; getNumCols();</text:span></text:p>
      <text:p text:style-name="P64"><text:span text:style-name="T41"><text:s text:c="4"/>}</text:span></text:p>
      <text:p text:style-name="P64"><text:span text:style-name="T41"></text:span></text:p>
      <text:p text:style-name="P64"><text:span text:style-name="T41"><text:s text:c="4"/>public E get(Location loc) {</text:span></text:p>
      <text:p text:style-name="P64"><text:span text:style-name="T41"><text:s text:c="8"/>if (!isValid(loc))</text:span></text:p>
      <text:p text:style-name="P64"><text:span text:style-name="T41"><text:s text:c="12"/>throw new IllegalArgumentException("Location " + loc</text:span></text:p>
      <text:p text:style-name="P64"><text:span text:style-name="T41"><text:s text:c="20"/>+ " is not valid");</text:span></text:p>
      <text:p text:style-name="P64"><text:span text:style-name="T41"><text:s text:c="8"/>LinkedList&lt;OccupantInCol&gt; linkedList = occupantArray.get(loc.getRow());</text:span></text:p>
      <text:p text:style-name="P64"><text:span text:style-name="T41"><text:s text:c="8"/>if (linkedList != null) {</text:span></text:p>
      <text:p text:style-name="P64"><text:span text:style-name="T41"><text:s text:c="12"/>for (OccupantInCol occ : linkedList) {</text:span></text:p>
      <text:p text:style-name="P64"><text:span text:style-name="T41"><text:s text:c="16"/>if (occ.getCol() == loc.getCol()) {</text:span></text:p>
      <text:p text:style-name="P64"><text:span text:style-name="T41"><text:s text:c="20"/>return <text:s/>(E)(occ.getObj());</text:span></text:p>
      <text:p text:style-name="P64"><text:span text:style-name="T41"><text:s text:c="16"/>}</text:span></text:p>
      <text:p text:style-name="P64"><text:span text:style-name="T41"><text:s text:c="12"/>} </text:span></text:p>
      <text:p text:style-name="P64"><text:span text:style-name="T41"><text:s text:c="8"/>}</text:span></text:p>
      <text:p text:style-name="P64"><text:span text:style-name="T41"><text:s text:c="8"/>return null;</text:span></text:p>
      <text:p text:style-name="P64"><text:span text:style-name="T41"><text:s text:c="4"/>}</text:span></text:p>
      <text:p text:style-name="P64"><text:span text:style-name="T41"></text:span></text:p>
      <text:p text:style-name="P64"><text:span text:style-name="T41"><text:s text:c="4"/>public E put(Location loc, E obj) {</text:span></text:p>
      <text:p text:style-name="P64"><text:span text:style-name="T41"><text:s text:c="8"/>if (!isValid(loc)) {</text:span></text:p>
      <text:p text:style-name="P64"><text:span text:style-name="T41"><text:s text:c="12"/>throw new IllegalArgumentException("Location " + loc</text:span></text:p>
      <text:p text:style-name="P64"><text:span text:style-name="T41"><text:s text:c="20"/>+ " is not valid");</text:span></text:p>
      <text:p text:style-name="P64"><text:span text:style-name="T41"><text:s text:c="8"/>}</text:span></text:p>
      <text:p text:style-name="P64"><text:span text:style-name="T41"><text:s text:c="8"/>if (obj == null) {</text:span></text:p>
      <text:p text:style-name="P64"><text:span text:style-name="T41"><text:s text:c="12"/>throw new NullPointerException("obj == null");</text:span></text:p>
      <text:p text:style-name="P64"><draw:custom-shape text:anchor-type="paragraph" draw:z-index="5" draw:style-name="gr2" svg:width="16.742cm" svg:height="25.381cm" svg:x="-0.026cm" svg:y="-0.041cm"><text:p/><draw:enhanced-geometry svg:viewBox="0 0 21600 21600" draw:path-stretchpoint-x="10800" draw:path-stretchpoint-y="10800" draw:text-areas="?f3 ?f4 ?f5 ?f6" draw:type="round-rectangle" draw:modifiers="223.00884955752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oft-page-break/><text:span text:style-name="T41"> <text:s text:c="7"/>}</text:span></text:p>
      <text:p text:style-name="P64"><text:span text:style-name="T41"></text:span></text:p>
      <text:p text:style-name="P64"><text:span text:style-name="T41"><text:s text:c="8"/>// Add the object to the grid.</text:span></text:p>
      <text:p text:style-name="P64"><text:span text:style-name="T41"><text:s text:c="8"/>E oldOccupant = get(loc);</text:span></text:p>
      <text:p text:style-name="P64"><text:span text:style-name="T41"><text:s text:c="8"/>remove(loc);</text:span></text:p>
      <text:p text:style-name="P64"><text:span text:style-name="T41"><text:s text:c="8"/>LinkedList&lt;OccupantInCol&gt; linkedList = occupantArray.get(loc.getRow());</text:span></text:p>
      <text:p text:style-name="P64"><text:span text:style-name="T41"><text:s text:c="8"/>linkedList.add(new OccupantInCol(obj, loc.getCol()));</text:span></text:p>
      <text:p text:style-name="P64"><text:span text:style-name="T41"><text:s text:c="8"/>return oldOccupant;</text:span></text:p>
      <text:p text:style-name="P64"><text:span text:style-name="T41"><text:s text:c="4"/>}</text:span></text:p>
      <text:p text:style-name="P64"><text:span text:style-name="T41"></text:span></text:p>
      <text:p text:style-name="P64"><text:span text:style-name="T41"><text:s text:c="4"/>public E remove(Location loc) {</text:span></text:p>
      <text:p text:style-name="P64"><text:span text:style-name="T41"><text:s text:c="8"/>if (!isValid(loc))</text:span></text:p>
      <text:p text:style-name="P64"><text:span text:style-name="T41"><text:s text:c="12"/>throw new IllegalArgumentException("Location " + loc</text:span></text:p>
      <text:p text:style-name="P64"><text:span text:style-name="T41"><text:s text:c="20"/>+ " is not valid");</text:span></text:p>
      <text:p text:style-name="P64"><text:span text:style-name="T41"><text:s text:c="8"/></text:span></text:p>
      <text:p text:style-name="P64"><text:span text:style-name="T41"><text:s text:c="8"/>// Remove the object from the grid.</text:span></text:p>
      <text:p text:style-name="P64"><text:span text:style-name="T41"><text:s text:c="8"/>E obj = get(loc);</text:span></text:p>
      <text:p text:style-name="P64"><text:span text:style-name="T41"><text:s text:c="8"/>if (obj == null) {</text:span></text:p>
      <text:p text:style-name="P64"><text:span text:style-name="T41"><text:s text:c="12"/>return null;</text:span></text:p>
      <text:p text:style-name="P64"><text:span text:style-name="T41"><text:s text:c="8"/>}</text:span></text:p>
      <text:p text:style-name="P64"><text:span text:style-name="T41"><text:s text:c="8"/>LinkedList&lt;OccupantInCol&gt; linkedList = occupantArray.get(loc.getRow());</text:span></text:p>
      <text:p text:style-name="P64"><text:span text:style-name="T41"><text:s text:c="8"/>Iterator&lt;OccupantInCol&gt; itr = linkedList.iterator();</text:span></text:p>
      <text:p text:style-name="P64"><text:span text:style-name="T41"><text:s text:c="8"/>while (itr.hasNext()) {</text:span></text:p>
      <text:p text:style-name="P64"><text:span text:style-name="T41"><text:s text:c="12"/>if (itr.next().getCol() == loc.getCol()) {</text:span></text:p>
      <text:p text:style-name="P64"><text:span text:style-name="T41"><text:s text:c="16"/>itr.remove();</text:span></text:p>
      <text:p text:style-name="P64"><text:span text:style-name="T41"><text:s text:c="16"/>break;</text:span></text:p>
      <text:p text:style-name="P64"><text:span text:style-name="T41"><text:s text:c="12"/>}</text:span></text:p>
      <text:p text:style-name="P64"><draw:custom-shape text:anchor-type="paragraph" draw:z-index="6" draw:style-name="gr2" svg:width="16.742cm" svg:height="14.336cm" svg:x="-0.026cm" svg:y="-0.041cm"><text:p/><draw:enhanced-geometry svg:viewBox="0 0 21600 21600" draw:path-stretchpoint-x="10800" draw:path-stretchpoint-y="10800" draw:text-areas="?f3 ?f4 ?f5 ?f6" draw:type="round-rectangle" draw:modifiers="223.00884955752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oft-page-break/><text:span text:style-name="T41"> <text:s text:c="7"/>}</text:span></text:p>
      <text:p text:style-name="P64"><text:span text:style-name="T41"><text:s text:c="8"/>return obj;</text:span></text:p>
      <text:p text:style-name="P64"><text:span text:style-name="T41"><text:s text:c="4"/>}</text:span></text:p>
      <text:p text:style-name="P64"><text:span text:style-name="T41"></text:span></text:p>
      <text:p text:style-name="P64"><text:span text:style-name="T41"><text:s text:c="4"/>public ArrayList&lt;Location&gt; getOccupiedLocations() {</text:span></text:p>
      <text:p text:style-name="P64"><text:span text:style-name="T41"><text:s text:c="8"/>ArrayList&lt;Location&gt; locList = new ArrayList&lt;Location&gt;();</text:span></text:p>
      <text:p text:style-name="P64"><text:span text:style-name="T41"><text:s text:c="8"/>for (int i = 0 ; i &lt; rowNum ; i++) {</text:span></text:p>
      <text:p text:style-name="P64"><text:span text:style-name="T41"><text:s text:c="12"/>LinkedList&lt;OccupantInCol&gt; linkedList = occupantArray.get(i);</text:span></text:p>
      <text:p text:style-name="P64"><text:span text:style-name="T41"><text:s text:c="12"/>for (OccupantInCol occ : linkedList) {</text:span></text:p>
      <text:p text:style-name="P64"><text:span text:style-name="T41"><text:s text:c="16"/>locList.add(new Location(i, occ.getCol()));</text:span></text:p>
      <text:p text:style-name="P64"><text:span text:style-name="T41"><text:s text:c="12"/>}</text:span></text:p>
      <text:p text:style-name="P64"><text:span text:style-name="T41"><text:s text:c="8"/>}</text:span></text:p>
      <text:p text:style-name="P64"><text:span text:style-name="T41"><text:s text:c="8"/>return locList;</text:span></text:p>
      <text:p text:style-name="P64"><text:span text:style-name="T41"><text:s text:c="4"/>}</text:span></text:p>
      <text:p text:style-name="P64"><text:span text:style-name="T41">}</text:span></text:p>
      <text:p text:style-name="P46"/>
      <text:p text:style-name="P41"/>
      <text:p text:style-name="P43"><text:span text:style-name="T43">2.</text:span><text:span text:style-name="T13">Consider using a HashMap or TreeMap to implement the SparseBoundedGrid. How could you use the UnboundedGrid class to accomplish this task? Which methods of UnboundedGrid could be used without change?</text:span></text:p>
      <text:p text:style-name="P44"><text:span text:style-name="T13">A: The code is below:</text:span></text:p>
      <text:p text:style-name="P47"><text:span text:style-name="T12">SparseGridRunner:</text:span></text:p>
      <text:p text:style-name="P45"><draw:custom-shape text:anchor-type="paragraph" draw:z-index="7" draw:style-name="gr2" svg:width="16.742cm" svg:height="6.423cm" svg:x="-0.026cm" svg:y="0.048cm"><text:p/><draw:enhanced-geometry svg:viewBox="0 0 21600 21600" draw:path-stretchpoint-x="10800" draw:path-stretchpoint-y="10800" draw:text-areas="?f3 ?f4 ?f5 ?f6" draw:mirror-horizontal="false" draw:mirror-vertical="false" draw:type="round-rectangle" draw:modifiers="223.00884955752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import info.gridworld.actor.Actor;</text:p>
      <text:p text:style-name="P45">import info.gridworld.actor.ActorWorld;</text:p>
      <text:p text:style-name="P45">import info.gridworld.actor.Critter;</text:p>
      <text:p text:style-name="P45">import info.gridworld.actor.Rock;</text:p>
      <text:p text:style-name="P45">import info.gridworld.actor.Flower;</text:p>
      <text:p text:style-name="P45">import info.gridworld.grid.*;</text:p>
      <text:p text:style-name="P45">/**</text:p>
      <text:p text:style-name="P45">* This class runs a world with additional grid choices.</text:p>
      <text:p text:style-name="P45">*/</text:p>
      <text:p text:style-name="P45"><draw:custom-shape text:anchor-type="paragraph" draw:z-index="8" draw:style-name="gr2" svg:width="16.742cm" svg:height="9.824cm" svg:x="-0.026cm" svg:y="-0.041cm"><text:p/><draw:enhanced-geometry svg:viewBox="0 0 21600 21600" draw:path-stretchpoint-x="10800" draw:path-stretchpoint-y="10800" draw:text-areas="?f3 ?f4 ?f5 ?f6" draw:type="round-rectangle" draw:modifiers="223.00884955752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oft-page-break/>public class SparseGridRunner</text:p>
      <text:p text:style-name="P45">{</text:p>
      <text:p text:style-name="P45"><text:s text:c="2"/>public static void main(String[] args)</text:p>
      <text:p text:style-name="P45"><text:s text:c="2"/>{</text:p>
      <text:p text:style-name="P45"><text:s text:c="4"/>SparseBoundedGrid&lt;Actor&gt; grid = new SparseBoundedGrid&lt;Actor&gt;(20, 20);</text:p>
      <text:p text:style-name="P45"><text:s text:c="4"/>ActorWorld world = new ActorWorld(grid);</text:p>
      <text:p text:style-name="P45"><text:s text:c="4"/>world.addGridClass("SparseBoundedGrid");</text:p>
      <text:p text:style-name="P45"><text:s text:c="4"/>/*world.addGridClass("SparseGrid2");</text:p>
      <text:p text:style-name="P45"><text:s text:c="4"/>world.addGridClass("SparseGrid3");</text:p>
      <text:p text:style-name="P45"><text:s text:c="4"/>world.addGridClass("UnboundedGrid2");*/</text:p>
      <text:p text:style-name="P45"><text:s text:c="4"/>world.add(new Location(2, 2), new Critter());</text:p>
      <text:p text:style-name="P45"><text:s text:c="4"/>world.show();</text:p>
      <text:p text:style-name="P45"><text:s text:c="2"/>}</text:p>
      <text:p text:style-name="P45">}</text:p>
      <text:p text:style-name="P44"/>
      <text:p text:style-name="P47">SparseBoundedGrid:</text:p>
      <text:p text:style-name="P47"><draw:custom-shape text:anchor-type="paragraph" draw:z-index="9" draw:style-name="gr2" svg:width="16.742cm" svg:height="13.309cm" svg:x="-0.026cm" svg:y="0.654cm"><text:p/><draw:enhanced-geometry svg:viewBox="0 0 21600 21600" draw:path-stretchpoint-x="10800" draw:path-stretchpoint-y="10800" draw:text-areas="?f3 ?f4 ?f5 ?f6" draw:type="round-rectangle" draw:modifiers="223.00884955752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45">import java.util.HashMap;</text:p>
      <text:p text:style-name="P45">import java.util.Map;</text:p>
      <text:p text:style-name="P45">import java.util.ArrayList;</text:p>
      <text:p text:style-name="P45">import info.gridworld.grid.*;</text:p>
      <text:p text:style-name="P45">/**</text:p>
      <text:p text:style-name="P45"><text:s/>* &lt;code&gt;AbstractGrid&lt;/code&gt; contains the methods that are common to grid</text:p>
      <text:p text:style-name="P45"><text:s/>* implementations. &lt;br /&gt;</text:p>
      <text:p text:style-name="P45"><text:s/>* The implementation of this class is testable on the AP CS AB exam.</text:p>
      <text:p text:style-name="P45"><text:s/>*/</text:p>
      <text:p text:style-name="P45">public class SparseBoundedGrid&lt;E&gt; extends AbstractGrid&lt;E&gt;</text:p>
      <text:p text:style-name="P45">{</text:p>
      <text:p text:style-name="P45"><text:s text:c="4"/>/**</text:p>
      <text:p text:style-name="P45"><text:s text:c="4"/>* A data struction for storing the object and col.</text:p>
      <text:p text:style-name="P45"><text:s text:c="4"/>*/</text:p>
      <text:p text:style-name="P45"><text:s text:c="4"/>private Map&lt;Location, E&gt; map;</text:p>
      <text:p text:style-name="P45"><text:s text:c="4"/>// The number of cols</text:p>
      <text:p text:style-name="P45"><text:s text:c="4"/>private int colNum;</text:p>
      <text:p text:style-name="P45"><text:s text:c="4"/>// The number of rows</text:p>
      <text:p text:style-name="P45"><text:s text:c="4"/>private int rowNum;</text:p>
      <text:p text:style-name="P45"><draw:custom-shape text:anchor-type="paragraph" draw:z-index="10" draw:style-name="gr2" svg:width="16.742cm" svg:height="25.267cm" svg:x="-0.026cm" svg:y="-0.041cm"><text:p/><draw:enhanced-geometry svg:viewBox="0 0 21600 21600" draw:path-stretchpoint-x="10800" draw:path-stretchpoint-y="10800" draw:text-areas="?f3 ?f4 ?f5 ?f6" draw:type="round-rectangle" draw:modifiers="223.00884955752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oft-page-break/> <text:s text:c="3"/>public SparseBoundedGrid(int r, int c) {</text:p>
      <text:p text:style-name="P45"><text:s text:c="8"/>colNum = c;</text:p>
      <text:p text:style-name="P45"><text:s text:c="8"/>rowNum = r;</text:p>
      <text:p text:style-name="P45"><text:s text:c="8"/>map = new HashMap&lt;Location, E&gt;();</text:p>
      <text:p text:style-name="P45"><text:s text:c="4"/>}</text:p>
      <text:p text:style-name="P45"></text:p>
      <text:p text:style-name="P45"><text:s text:c="4"/>public int getNumRows() {</text:p>
      <text:p text:style-name="P45"><text:s text:c="8"/>return rowNum;</text:p>
      <text:p text:style-name="P45"><text:s text:c="4"/>}</text:p>
      <text:p text:style-name="P45"></text:p>
      <text:p text:style-name="P45"><text:s text:c="4"/>public int getNumCols() {</text:p>
      <text:p text:style-name="P45"><text:s text:c="8"/>return colNum;</text:p>
      <text:p text:style-name="P45"><text:s text:c="4"/>}</text:p>
      <text:p text:style-name="P45"></text:p>
      <text:p text:style-name="P45"><text:s text:c="4"/>public boolean isValid(Location loc) {</text:p>
      <text:p text:style-name="P45"><text:s text:c="8"/>return 0 &lt;= loc.getRow() &amp;&amp; loc.getRow() &lt; getNumRows()</text:p>
      <text:p text:style-name="P45"><text:s text:c="16"/>&amp;&amp; 0 &lt;= loc.getCol() &amp;&amp; loc.getCol() &lt; getNumCols();</text:p>
      <text:p text:style-name="P45"><text:s text:c="4"/>}</text:p>
      <text:p text:style-name="P45"></text:p>
      <text:p text:style-name="P45"><text:s text:c="4"/>public E get(Location loc) {</text:p>
      <text:p text:style-name="P45"><text:s text:c="8"/>if (!isValid(loc))</text:p>
      <text:p text:style-name="P45"><text:s text:c="12"/>throw new IllegalArgumentException("Location " + loc</text:p>
      <text:p text:style-name="P45"><text:s text:c="20"/>+ " is not valid");</text:p>
      <text:p text:style-name="P45"><text:s text:c="8"/>return map.get(loc);</text:p>
      <text:p text:style-name="P45"><text:s text:c="4"/>}</text:p>
      <text:p text:style-name="P45"></text:p>
      <text:p text:style-name="P45"><text:s text:c="4"/>public E put(Location loc, E obj) {</text:p>
      <text:p text:style-name="P45"><text:s text:c="8"/>if (!isValid(loc)) {</text:p>
      <text:p text:style-name="P45"><text:s text:c="12"/>throw new IllegalArgumentException("Location " + loc</text:p>
      <text:p text:style-name="P45"><text:s text:c="20"/>+ " is not valid");</text:p>
      <text:p text:style-name="P45"><text:s text:c="8"/>}</text:p>
      <text:p text:style-name="P45"><text:s text:c="8"/>if (obj == null) {</text:p>
      <text:p text:style-name="P45"><text:s text:c="12"/>throw new NullPointerException("obj == null");</text:p>
      <text:p text:style-name="P45"><text:s text:c="8"/>}</text:p>
      <text:p text:style-name="P45"></text:p>
      <text:p text:style-name="P45"><text:s text:c="8"/>// Add the object to the grid.</text:p>
      <text:p text:style-name="P45"><draw:custom-shape text:anchor-type="paragraph" draw:z-index="11" draw:style-name="gr2" svg:width="16.742cm" svg:height="17.664cm" svg:x="-0.026cm" svg:y="-0.041cm"><text:p/><draw:enhanced-geometry svg:viewBox="0 0 21600 21600" draw:path-stretchpoint-x="10800" draw:path-stretchpoint-y="10800" draw:text-areas="?f3 ?f4 ?f5 ?f6" draw:type="round-rectangle" draw:modifiers="223.00884955752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oft-page-break/> <text:s text:c="7"/>E oldOccupant = get(loc);</text:p>
      <text:p text:style-name="P45"><text:s text:c="8"/>remove(loc);</text:p>
      <text:p text:style-name="P45"><text:s text:c="8"/>map.put(loc, obj);</text:p>
      <text:p text:style-name="P45"><text:s text:c="8"/>return oldOccupant;</text:p>
      <text:p text:style-name="P45"><text:s text:c="4"/>}</text:p>
      <text:p text:style-name="P45"></text:p>
      <text:p text:style-name="P45"><text:s text:c="4"/>public E remove(Location loc) {</text:p>
      <text:p text:style-name="P45"><text:s text:c="8"/>if (!isValid(loc))</text:p>
      <text:p text:style-name="P45"><text:s text:c="12"/>throw new IllegalArgumentException("Location " + loc</text:p>
      <text:p text:style-name="P45"><text:s text:c="20"/>+ " is not valid");</text:p>
      <text:p text:style-name="P45"><text:s text:c="8"/></text:p>
      <text:p text:style-name="P45"><text:s text:c="8"/>// Remove the object from the grid.</text:p>
      <text:p text:style-name="P45"><text:s text:c="8"/>E obj = get(loc);</text:p>
      <text:p text:style-name="P45"><text:s text:c="8"/>map.remove(loc);</text:p>
      <text:p text:style-name="P45"><text:s text:c="8"/>return obj;</text:p>
      <text:p text:style-name="P45"><text:s text:c="4"/>}</text:p>
      <text:p text:style-name="P45"></text:p>
      <text:p text:style-name="P45"><text:s text:c="4"/>public ArrayList&lt;Location&gt; getOccupiedLocations() {</text:p>
      <text:p text:style-name="P45"><text:s text:c="8"/>ArrayList&lt;Location&gt; locList = new ArrayList&lt;Location&gt;();</text:p>
      <text:p text:style-name="P45"><text:s text:c="8"/>for (Location loc : map.keySet()) {</text:p>
      <text:p text:style-name="P45"><text:s text:c="12"/>locList.add(loc);</text:p>
      <text:p text:style-name="P45"><text:s text:c="8"/>}</text:p>
      <text:p text:style-name="P45"><text:s text:c="8"/>return locList;</text:p>
      <text:p text:style-name="P45"><text:s text:c="4"/>}</text:p>
      <text:p text:style-name="P45">}</text:p>
      <text:p text:style-name="P44"/>
      <text:p text:style-name="P69"/>
      <text:p text:style-name="P69"><text:s text:c="5"/>Fill in the following chart to compare the expected Big-Oh efficiencies for each implementation of the SparseBoundedGrid.</text:p>
      <text:p text:style-name="P52"><text:s text:c="5"/>Let r = number of rows, c = number of columns, and n = number of occupied locations.</text:p>
      <text:p text:style-name="P44"/>
      <table:table table:name="表格1" table:style-name="表格1">
        <table:table-column table:style-name="表格1.A"/>
        <table:table-column table:style-name="表格1.B"/>
        <table:table-column table:style-name="表格1.C"/>
        <table:table-column table:style-name="表格1.D"/>
        <table:table-column table:style-name="表格1.E"/>
        <table:table-row>
          <table:table-cell table:style-name="表格1.A1" office:value-type="string">
            <text:p text:style-name="P89">Methods</text:p>
          </table:table-cell>
          <table:table-cell table:style-name="表格1.A1" office:value-type="string">
            <text:p text:style-name="P76"><text:span text:style-name="T11">SparseGridNode version</text:span></text:p>
          </table:table-cell>
          <table:table-cell table:style-name="表格1.A1" office:value-type="string">
            <text:p text:style-name="P77"><text:span text:style-name="T11">LinkedList</text:span></text:p>
            <text:p text:style-name="P77"><text:span text:style-name="T11">&lt;OccupantInCol&gt;</text:span><text:line-break/><text:span text:style-name="T11">version</text:span></text:p>
          </table:table-cell>
          <table:table-cell table:style-name="表格1.A1" office:value-type="string">
            <text:p text:style-name="P76"><text:span text:style-name="T11">HashMap version</text:span></text:p>
          </table:table-cell>
          <table:table-cell table:style-name="表格1.A1" office:value-type="string">
            <text:p text:style-name="P76"><text:span text:style-name="T11">TreeMap version</text:span></text:p>
          </table:table-cell>
        </table:table-row>
        <table:table-row table:style-name="表格1.2">
          <table:table-cell table:style-name="表格1.A2" office:value-type="string">
            <text:p text:style-name="P89">getNeighbors</text:p>
          </table:table-cell>
          <table:table-cell table:style-name="表格1.A2" office:value-type="string">
            <text:p text:style-name="P86">O(<text:span text:style-name="T39">c</text:span>)</text:p>
          </table:table-cell>
          <table:table-cell table:style-name="表格1.A2" office:value-type="string">
            <text:p text:style-name="P85">O(<text:span text:style-name="T39">c</text:span>)</text:p>
          </table:table-cell>
          <table:table-cell table:style-name="表格1.A2" office:value-type="string">
            <text:p text:style-name="P80">O(1)</text:p>
          </table:table-cell>
          <table:table-cell table:style-name="表格1.A2" office:value-type="string">
            <text:p text:style-name="P82">O(log n)</text:p>
          </table:table-cell>
        </table:table-row>
        <text:soft-page-break/>
        <table:table-row table:style-name="表格1.3">
          <table:table-cell table:style-name="表格1.A2" office:value-type="string">
            <text:p text:style-name="P89">getEmptyAdjacentLocations</text:p>
          </table:table-cell>
          <table:table-cell table:style-name="表格1.A2" office:value-type="string">
            <text:p text:style-name="P86">O(<text:span text:style-name="T39">c</text:span>)</text:p>
          </table:table-cell>
          <table:table-cell table:style-name="表格1.A2" office:value-type="string">
            <text:p text:style-name="P85">O(<text:span text:style-name="T39">c</text:span>)</text:p>
          </table:table-cell>
          <table:table-cell table:style-name="表格1.A2" office:value-type="string">
            <text:p text:style-name="P81">O(1)</text:p>
          </table:table-cell>
          <table:table-cell table:style-name="表格1.A2" office:value-type="string">
            <text:p text:style-name="P82">O(log n)</text:p>
          </table:table-cell>
        </table:table-row>
        <table:table-row table:style-name="表格1.4">
          <table:table-cell table:style-name="表格1.A2" office:value-type="string">
            <text:p text:style-name="P89">getOccupiedAdjacentLocations</text:p>
          </table:table-cell>
          <table:table-cell table:style-name="表格1.A2" office:value-type="string">
            <text:p text:style-name="P86">O(<text:span text:style-name="T39">c</text:span>)</text:p>
          </table:table-cell>
          <table:table-cell table:style-name="表格1.A2" office:value-type="string">
            <text:p text:style-name="P85">O(<text:span text:style-name="T39">c</text:span>)</text:p>
          </table:table-cell>
          <table:table-cell table:style-name="表格1.A2" office:value-type="string">
            <text:p text:style-name="P81">O(1)</text:p>
          </table:table-cell>
          <table:table-cell table:style-name="表格1.A2" office:value-type="string">
            <text:p text:style-name="P82">O(log n)</text:p>
          </table:table-cell>
        </table:table-row>
        <table:table-row table:style-name="表格1.5">
          <table:table-cell table:style-name="表格1.A2" office:value-type="string">
            <text:p text:style-name="P89">getOccupiedLocations</text:p>
          </table:table-cell>
          <table:table-cell table:style-name="表格1.A2" office:value-type="string">
            <text:p text:style-name="P88">O(<text:span text:style-name="T40">r + n</text:span>)</text:p>
          </table:table-cell>
          <table:table-cell table:style-name="表格1.A2" office:value-type="string">
            <text:p text:style-name="P85">O(r + n)</text:p>
          </table:table-cell>
          <table:table-cell table:style-name="表格1.A2" office:value-type="string">
            <text:p text:style-name="P79">O(<text:span text:style-name="T37">n</text:span>)</text:p>
          </table:table-cell>
          <table:table-cell table:style-name="表格1.A2" office:value-type="string">
            <text:p text:style-name="P82">O(n)</text:p>
          </table:table-cell>
        </table:table-row>
        <table:table-row table:style-name="表格1.6">
          <table:table-cell table:style-name="表格1.A2" office:value-type="string">
            <text:p text:style-name="P89">get</text:p>
          </table:table-cell>
          <table:table-cell table:style-name="表格1.A2" office:value-type="string">
            <text:p text:style-name="P87">O(c)</text:p>
          </table:table-cell>
          <table:table-cell table:style-name="表格1.A2" office:value-type="string">
            <text:p text:style-name="P84">O(<text:span text:style-name="T38">c</text:span>)</text:p>
          </table:table-cell>
          <table:table-cell table:style-name="表格1.A2" office:value-type="string">
            <text:p text:style-name="P78">O(1)</text:p>
          </table:table-cell>
          <table:table-cell table:style-name="表格1.A2" office:value-type="string">
            <text:p text:style-name="P82">O(log n)</text:p>
          </table:table-cell>
        </table:table-row>
        <table:table-row table:style-name="表格1.7">
          <table:table-cell table:style-name="表格1.A2" office:value-type="string">
            <text:p text:style-name="P90">put</text:p>
          </table:table-cell>
          <table:table-cell table:style-name="表格1.A2" office:value-type="string">
            <text:p text:style-name="P87">O(c)</text:p>
          </table:table-cell>
          <table:table-cell table:style-name="表格1.A2" office:value-type="string">
            <text:p text:style-name="P83">O(<text:span text:style-name="T38">c</text:span>)</text:p>
          </table:table-cell>
          <table:table-cell table:style-name="表格1.A2" office:value-type="string">
            <text:p text:style-name="P78">O(1)</text:p>
          </table:table-cell>
          <table:table-cell table:style-name="表格1.A2" office:value-type="string">
            <text:p text:style-name="P82">O(log n)</text:p>
          </table:table-cell>
        </table:table-row>
        <table:table-row table:style-name="表格1.3">
          <table:table-cell table:style-name="表格1.A2" office:value-type="string">
            <text:p text:style-name="P89">remove</text:p>
          </table:table-cell>
          <table:table-cell table:style-name="表格1.A2" office:value-type="string">
            <text:p text:style-name="P87">O(c)</text:p>
          </table:table-cell>
          <table:table-cell table:style-name="表格1.A2" office:value-type="string">
            <text:p text:style-name="P83">O(<text:span text:style-name="T38">c</text:span>)</text:p>
          </table:table-cell>
          <table:table-cell table:style-name="表格1.A2" office:value-type="string">
            <text:p text:style-name="P78">O(1)</text:p>
          </table:table-cell>
          <table:table-cell table:style-name="表格1.A2" office:value-type="string">
            <text:p text:style-name="P82">O(log n)</text:p>
          </table:table-cell>
        </table:table-row>
      </table:table>
      <text:p text:style-name="P63"/>
      <text:p text:style-name="P70">3. Consider an implementation of an unbounded grid in which all valid locations have non-negative row and column values. The constructor allocates a 16 x 16 array. When a call is made to the put method with a row or column index that is outside the current array bounds, double both array bounds until they are large enough, construct a new square array with those bounds, and place the existing occupants into the new array.</text:p>
      <text:p text:style-name="P36"><text:span text:style-name="T44">UnBoundedGrid2Runner</text:span>:</text:p>
      <text:p text:style-name="P36"><draw:custom-shape text:anchor-type="paragraph" draw:z-index="12" draw:style-name="gr2" svg:width="16.742cm" svg:height="11.336cm" svg:x="-0.026cm" svg:y="0.57cm"><text:p/><draw:enhanced-geometry svg:viewBox="0 0 21600 21600" draw:path-stretchpoint-x="10800" draw:path-stretchpoint-y="10800" draw:text-areas="?f3 ?f4 ?f5 ?f6" draw:type="round-rectangle" draw:modifiers="223.00884955752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39">import info.gridworld.actor.Actor;</text:p>
      <text:p text:style-name="P39">import info.gridworld.actor.ActorWorld;</text:p>
      <text:p text:style-name="P39">import info.gridworld.actor.Critter;</text:p>
      <text:p text:style-name="P39">import info.gridworld.actor.Rock;</text:p>
      <text:p text:style-name="P39">import info.gridworld.actor.Flower;</text:p>
      <text:p text:style-name="P39">import info.gridworld.grid.*;</text:p>
      <text:p text:style-name="P39"/>
      <text:p text:style-name="P39">public class UnBoundedGrid2Runner {</text:p>
      <text:p text:style-name="P39"><text:s text:c="2"/>public static void main(String[] args) {</text:p>
      <text:p text:style-name="P39"><text:s text:c="4"/>UnBoundedGrid2&lt;Actor&gt; grid = new UnBoundedGrid2&lt;Actor&gt;();</text:p>
      <text:p text:style-name="P39"><text:s text:c="4"/>ActorWorld world = new ActorWorld(grid);</text:p>
      <text:p text:style-name="P39"><text:s text:c="4"/>world.addGridClass("UnBoundedGrid2");</text:p>
      <text:p text:style-name="P39"><text:s text:c="4"/>world.add(new Location(2, 2), new Critter());</text:p>
      <text:p text:style-name="P39"><text:s text:c="4"/>world.show();</text:p>
      <text:p text:style-name="P39"><text:s text:c="2"/>}</text:p>
      <text:p text:style-name="P39">}</text:p>
      <text:p text:style-name="P39"/>
      <text:p text:style-name="P37"><text:soft-page-break/><text:span text:style-name="T45">UnBoundedGrid2Runner</text:span>:</text:p>
      <text:p text:style-name="P38"></text:p>
      <text:p text:style-name="P40"><draw:custom-shape text:anchor-type="paragraph" draw:z-index="13" draw:style-name="gr2" svg:width="16.742cm" svg:height="23.229cm" svg:x="-0.026cm" svg:y="0.57cm"><text:p/><draw:enhanced-geometry svg:viewBox="0 0 21600 21600" draw:path-stretchpoint-x="10800" draw:path-stretchpoint-y="10800" draw:text-areas="?f3 ?f4 ?f5 ?f6" draw:type="round-rectangle" draw:modifiers="223.00884955752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import java.util.ArrayList;</text:p>
      <text:p text:style-name="P40">import java.util.*;</text:p>
      <text:p text:style-name="P40">import info.gridworld.actor.*;</text:p>
      <text:p text:style-name="P40">import info.gridworld.grid.*;</text:p>
      <text:p text:style-name="P40"></text:p>
      <text:p text:style-name="P40">public class UnBoundedGrid2&lt;E&gt; extends AbstractGrid&lt;E&gt; {</text:p>
      <text:p text:style-name="P40"><text:s text:c="4"/>private Object[][] occupantArray;</text:p>
      <text:p text:style-name="P40"><text:s text:c="4"/>private int size;</text:p>
      <text:p text:style-name="P40"></text:p>
      <text:p text:style-name="P40"><text:s text:c="4"/>public UnBoundedGrid2() {</text:p>
      <text:p text:style-name="P40"><text:s text:c="8"/>size = 16;</text:p>
      <text:p text:style-name="P40"><text:s text:c="8"/>occupantArray = new Object[size][size];</text:p>
      <text:p text:style-name="P40"><text:s text:c="4"/>}</text:p>
      <text:p text:style-name="P40"></text:p>
      <text:p text:style-name="P40"><text:s text:c="4"/>public int getNumRows() {</text:p>
      <text:p text:style-name="P40"><text:s text:c="8"/>return -1;</text:p>
      <text:p text:style-name="P40"><text:s text:c="4"/>}</text:p>
      <text:p text:style-name="P40"></text:p>
      <text:p text:style-name="P40"><text:s text:c="4"/>public int getNumCols() {</text:p>
      <text:p text:style-name="P40"><text:s text:c="8"/>return -1;</text:p>
      <text:p text:style-name="P40"><text:s text:c="4"/>}</text:p>
      <text:p text:style-name="P40"></text:p>
      <text:p text:style-name="P40"><text:s text:c="4"/>public boolean isValid(Location loc) {</text:p>
      <text:p text:style-name="P40"><text:s text:c="8"/>return loc.getRow() &gt;= 0 &amp;&amp; loc.getCol() &gt;= 0;</text:p>
      <text:p text:style-name="P40"><text:s text:c="4"/>}</text:p>
      <text:p text:style-name="P40"></text:p>
      <text:p text:style-name="P40"><text:s text:c="4"/>public ArrayList&lt;Location&gt; getOccupiedLocations() {</text:p>
      <text:p text:style-name="P40"><text:s text:c="8"/>ArrayList&lt;Location&gt; a = new ArrayList&lt;Location&gt;();</text:p>
      <text:p text:style-name="P40"><text:s text:c="8"/>for (int i = 0 ; i &lt; size ; i++) {</text:p>
      <text:p text:style-name="P40"><text:s text:c="12"/>for (int j = 0 ; j &lt; size ; j++) {</text:p>
      <text:p text:style-name="P40"><text:s text:c="16"/>Location loc = new Location(i, j);</text:p>
      <text:p text:style-name="P40"><text:s text:c="16"/>if (get(loc) != null) {</text:p>
      <text:p text:style-name="P40"><text:s text:c="20"/>a.add(loc);</text:p>
      <text:p text:style-name="P40"><text:s text:c="16"/>}</text:p>
      <text:p text:style-name="P40"><draw:custom-shape text:anchor-type="paragraph" draw:z-index="14" draw:style-name="gr2" svg:width="16.742cm" svg:height="25.267cm" svg:x="-0.026cm" svg:y="0.018cm"><text:p/><draw:enhanced-geometry svg:viewBox="0 0 21600 21600" draw:path-stretchpoint-x="10800" draw:path-stretchpoint-y="10800" draw:text-areas="?f3 ?f4 ?f5 ?f6" draw:type="round-rectangle" draw:modifiers="223.00884955752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oft-page-break/> <text:s text:c="11"/>}</text:p>
      <text:p text:style-name="P40"><text:s text:c="8"/>}</text:p>
      <text:p text:style-name="P40"><text:s text:c="8"/>return a;</text:p>
      <text:p text:style-name="P40"><text:s text:c="4"/>}</text:p>
      <text:p text:style-name="P40"></text:p>
      <text:p text:style-name="P40"><text:s text:c="4"/>public E get(Location loc) {</text:p>
      <text:p text:style-name="P40"><text:s text:c="8"/>if (loc == null) {</text:p>
      <text:p text:style-name="P40"><text:s text:c="12"/>throw new NullPointerException("loc == null");</text:p>
      <text:p text:style-name="P40"><text:s text:c="8"/>}</text:p>
      <text:p text:style-name="P40"><text:s text:c="8"/>if (!isValid(loc)) {</text:p>
      <text:p text:style-name="P40"><text:s text:c="12"/>System.out.println(loc.getCol() + " " + loc.getRow());</text:p>
      <text:p text:style-name="P40"><text:s text:c="12"/>throw new IllegalArgumentException("Illegal Location");</text:p>
      <text:p text:style-name="P40"><text:s text:c="8"/>}</text:p>
      <text:p text:style-name="P40"><text:s text:c="8"/>if (loc.getCol() &gt;= size || loc.getRow() &gt;= size) {</text:p>
      <text:p text:style-name="P40"><text:s text:c="12"/>return null;</text:p>
      <text:p text:style-name="P40"><text:s text:c="8"/>}</text:p>
      <text:p text:style-name="P40"><text:s text:c="8"/>if (occupantArray[loc.getRow()][loc.getCol()] == null) {</text:p>
      <text:p text:style-name="P40"><text:s text:c="12"/>return null;</text:p>
      <text:p text:style-name="P40"><text:s text:c="8"/>}</text:p>
      <text:p text:style-name="P40"><text:s text:c="8"/>return (E)occupantArray[loc.getRow()][loc.getCol()];</text:p>
      <text:p text:style-name="P40"><text:s text:c="4"/>}</text:p>
      <text:p text:style-name="P40"></text:p>
      <text:p text:style-name="P40"><text:s text:c="4"/>public E put(Location loc, E obj) {</text:p>
      <text:p text:style-name="P40"><text:s text:c="8"/>if (loc == null) {</text:p>
      <text:p text:style-name="P40"><text:s text:c="12"/>throw new NullPointerException("loc == null");</text:p>
      <text:p text:style-name="P40"><text:s text:c="8"/>}</text:p>
      <text:p text:style-name="P40"><text:s text:c="8"/>if (obj == null) {</text:p>
      <text:p text:style-name="P40"><text:s text:c="12"/>throw new NullPointerException("obj == null");</text:p>
      <text:p text:style-name="P40"><text:s text:c="8"/>}</text:p>
      <text:p text:style-name="P40"><text:s text:c="8"/>if (!isValid(loc)) {</text:p>
      <text:p text:style-name="P40"><text:s text:c="12"/>throw new IllegalArgumentException("Illegal Loction");</text:p>
      <text:p text:style-name="P40"><text:s text:c="8"/>}</text:p>
      <text:p text:style-name="P40"><text:s text:c="8"/>while (loc.getRow() &gt;= size || loc.getCol() &gt;= size) {</text:p>
      <text:p text:style-name="P40"><text:s text:c="12"/>extend();</text:p>
      <text:p text:style-name="P40"><text:s text:c="8"/>}</text:p>
      <text:p text:style-name="P40"><text:s text:c="8"/>occupantArray[loc.getRow()][loc.getCol()] = obj;</text:p>
      <text:p text:style-name="P40"><draw:custom-shape text:anchor-type="paragraph" draw:z-index="15" draw:style-name="gr2" svg:width="16.742cm" svg:height="23.221cm" svg:x="-0.026cm" svg:y="0.018cm"><text:p/><draw:enhanced-geometry svg:viewBox="0 0 21600 21600" draw:path-stretchpoint-x="10800" draw:path-stretchpoint-y="10800" draw:text-areas="?f3 ?f4 ?f5 ?f6" draw:type="round-rectangle" draw:modifiers="223.00884955752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oft-page-break/> <text:s text:c="7"/>return (E)occupantArray[loc.getRow()][loc.getCol()];</text:p>
      <text:p text:style-name="P40"><text:s text:c="4"/>}</text:p>
      <text:p text:style-name="P40"></text:p>
      <text:p text:style-name="P40"><text:s text:c="4"/>public E remove(Location loc) {</text:p>
      <text:p text:style-name="P40"><text:s text:c="8"/>if (loc == null)</text:p>
      <text:p text:style-name="P40"><text:s text:c="12"/>throw new NullPointerException("loc == null");</text:p>
      <text:p text:style-name="P40"><text:s text:c="8"/>if (!isValid(loc)) {</text:p>
      <text:p text:style-name="P40"><text:s text:c="12"/>throw new IllegalArgumentException("Illegal Loction");</text:p>
      <text:p text:style-name="P40"><text:s text:c="8"/>}</text:p>
      <text:p text:style-name="P40"><text:s text:c="8"/>if (loc.getCol() &gt;= size || loc.getRow() &gt;= size ) {</text:p>
      <text:p text:style-name="P40"><text:s text:c="12"/>return null;</text:p>
      <text:p text:style-name="P40"><text:s text:c="8"/>}</text:p>
      <text:p text:style-name="P40"><text:s text:c="8"/>if (occupantArray[loc.getRow()][loc.getCol()] == null)</text:p>
      <text:p text:style-name="P40"><text:s text:c="12"/>return null;</text:p>
      <text:p text:style-name="P40"><text:s text:c="8"/>E a = (E)occupantArray[loc.getRow()][ loc.getCol()];</text:p>
      <text:p text:style-name="P40"><text:s text:c="8"/>occupantArray[loc.getRow()][loc.getCol()] = null;</text:p>
      <text:p text:style-name="P40"><text:s text:c="8"/>return a;</text:p>
      <text:p text:style-name="P40"><text:s text:c="4"/>}</text:p>
      <text:p text:style-name="P40"><text:s text:c="4"/>private void extend() {</text:p>
      <text:p text:style-name="P40"><text:s text:c="8"/>int originSize = size;</text:p>
      <text:p text:style-name="P40"><text:s text:c="8"/>int newSize = 2*originSize;</text:p>
      <text:p text:style-name="P40"><text:s text:c="8"/>Object[][] newArray = new Object[newSize][newSize];</text:p>
      <text:p text:style-name="P40"><text:s text:c="8"/>for (int i = 0 ; i &lt; originSize ; i++) {</text:p>
      <text:p text:style-name="P40"><text:s text:c="12"/>for (int j = 0 ; j &lt; originSize ; j++) {</text:p>
      <text:p text:style-name="P40"><text:s text:c="16"/>if (occupantArray[i][j] != null) {</text:p>
      <text:p text:style-name="P40"><text:s text:c="20"/>newArray[i][j] = occupantArray[i][j];</text:p>
      <text:p text:style-name="P40"><text:s text:c="16"/>}</text:p>
      <text:p text:style-name="P40"><text:s text:c="12"/>}</text:p>
      <text:p text:style-name="P40"><text:s text:c="8"/>}</text:p>
      <text:p text:style-name="P40"><text:s text:c="8"/>size = newSize;</text:p>
      <text:p text:style-name="P40"><text:s text:c="8"/>occupantArray = <text:s/>newArray;</text:p>
      <text:p text:style-name="P40"><text:s text:c="4"/>}</text:p>
      <text:p text:style-name="P40">}</text:p>
      <text:p text:style-name="P70"/>
      <text:p text:style-name="P72"/>
      <text:p text:style-name="P72"/>
      <text:p text:style-name="P72"><text:soft-page-break/><text:s text:c="4"/>Implement the methods specified by the Grid interface using this data structure. What is the Big-Oh efficiency of the get method? What is the efficiency of the put method when the row and column index values are within the current array bounds? What is the efficiency when the array needs to be resized?</text:p>
      <text:p text:style-name="P65">A: <text:span text:style-name="T46">Big-Oh of get: O(1)</text:span></text:p>
      <text:p text:style-name="P66"><text:s text:c="5"/>Big-Oh of put: O(1) <text:span text:style-name="T47">the param location is inside of the </text:span>current array</text:p>
      <text:p text:style-name="P67"><text:tab/><text:tab/><text:tab/><text:tab/>O(dim * dim) <text:span text:style-name="T47">the param location is outside of the </text:span>current array</text:p>
      <text:p text:style-name="P68"><text:s text:c="5"/><text:span text:style-name="T48">T</text:span><text:span text:style-name="T13">he efficiency when the array needs to be resized </text:span><text:span text:style-name="T14">is that it has to travel all the array to cop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tyle:font-face style:name="Arial1" svg:font-family="Arial, Helvetica, FreeSans, sans-serif"/>
    <style:font-face style:name="Droid Sans Fallback1" svg:font-family="'Droid Sans Fallback'" style:font-family-generic="modern" style:font-pitch="fixed"/>
    <style:font-face style:name="Liberation Mono" svg:font-family="'Liberation Mono'" style:font-family-generic="modern" style:font-pitch="fixed"/>
    <style:font-face style:name="Garuda" svg:font-family="Garuda" style:font-pitch="variable"/>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Fallback"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Fallback"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Fallback" style:font-family-complex="'Droid Sans Fallback'"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Droid Sans Fallback" style:font-family-complex="'Droid Sans Fallback'" style:font-family-generic-complex="system" style:font-pitch-complex="variable" style:font-size-complex="12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Strong_20_Emphasis" style:display-name="Strong Emphasis" style:family="text">
      <style:text-properties fo:font-weight="bold" style:font-weight-asian="bold" style:font-weight-complex="bold"/>
    </style:style>
    <style:style style:name="User_20_Entry" style:display-name="User Entry"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Example"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19T11:03:29.328632915</meta:creation-date>
    <dc:date>2015-08-21T17:42:15.666740149</dc:date>
    <meta:editing-duration>PT17H49M59S</meta:editing-duration>
    <meta:editing-cycles>273</meta:editing-cycles>
    <meta:generator>LibreOffice/4.2.8.2$Linux_X86_64 LibreOffice_project/420m0$Build-2</meta:generator>
    <meta:document-statistic meta:table-count="1" meta:image-count="0" meta:object-count="0" meta:page-count="18" meta:paragraph-count="477" meta:word-count="2532" meta:character-count="19322" meta:non-whitespace-character-count="14541"/>
  </office:meta>
</office:document-meta>
</file>